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-0.0382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6924in" fo:margin-left="-0.075in" fo:margin-top="0in" fo:margin-bottom="0in" table:align="left"/>
    </style:style>
    <style:style style:name="Table2.A" style:family="table-column">
      <style:table-column-properties style:column-width="2.3424in"/>
    </style:style>
    <style:style style:name="Table2.B" style:family="table-column">
      <style:table-column-properties style:column-width="1.6875in"/>
    </style:style>
    <style:style style:name="Table2.C" style:family="table-column">
      <style:table-column-properties style:column-width="2.66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24in" fo:margin-left="-0.0403in" fo:margin-top="0in" fo:margin-bottom="0in" table:align="left"/>
    </style:style>
    <style:style style:name="Table3.A" style:family="table-column">
      <style:table-column-properties style:column-width="0.8431in"/>
    </style:style>
    <style:style style:name="Table3.B" style:family="table-column">
      <style:table-column-properties style:column-width="3.6181in"/>
    </style:style>
    <style:style style:name="Table3.C" style:family="table-column">
      <style:table-column-properties style:column-width="2.231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C1" style:family="table-cell">
      <style:table-cell-properties fo:padding-left="0.0375in" fo:padding-right="0.075in" fo:padding-top="0in" fo:padding-bottom="0in" fo:border="0.5pt solid #000001"/>
    </style:style>
    <style:style style:name="Table4" style:family="table">
      <style:table-properties style:width="6.6924in" fo:margin-left="-0.0403in" fo:margin-top="0in" fo:margin-bottom="0in" table:align="left"/>
    </style:style>
    <style:style style:name="Table4.A" style:family="table-column">
      <style:table-column-properties style:column-width="1.6965in"/>
    </style:style>
    <style:style style:name="Table4.B" style:family="table-column">
      <style:table-column-properties style:column-width="4.995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4.B1" style:family="table-cell">
      <style:table-cell-properties fo:padding-left="0.0375in" fo:padding-right="0.075in" fo:padding-top="0in" fo:padding-bottom="0in" fo:border="0.5pt solid #000001"/>
    </style:style>
    <style:style style:name="Table5" style:family="table">
      <style:table-properties style:width="6.6979in" fo:margin-left="-0.0403in" fo:margin-top="0in" fo:margin-bottom="0in" table:align="left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5.061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5.B1" style:family="table-cell">
      <style:table-cell-properties fo:padding-left="0.0375in" fo:padding-right="0.075in" fo:padding-top="0in" fo:padding-bottom="0in" fo:border="0.5pt solid #000001"/>
    </style:style>
    <style:style style:name="Table6" style:family="table">
      <style:table-properties style:width="6.6924in" fo:margin-left="-0.0403in" fo:margin-top="0in" fo:margin-bottom="0in" table:align="left"/>
    </style:style>
    <style:style style:name="Table6.A" style:family="table-column">
      <style:table-column-properties style:column-width="0.6556in"/>
    </style:style>
    <style:style style:name="Table6.B" style:family="table-column">
      <style:table-column-properties style:column-width="2.0521in"/>
    </style:style>
    <style:style style:name="Table6.C" style:family="table-column">
      <style:table-column-properties style:column-width="3.984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6.C1" style:family="table-cell">
      <style:table-cell-properties fo:padding-left="0.0375in" fo:padding-right="0.075in" fo:padding-top="0in" fo:padding-bottom="0in" fo:border="0.5pt solid #000001"/>
    </style:style>
    <style:style style:name="Table7" style:family="table">
      <style:table-properties style:width="6.6924in" fo:margin-left="-0.0403in" fo:margin-top="0in" fo:margin-bottom="0in" table:align="left"/>
    </style:style>
    <style:style style:name="Table7.A" style:family="table-column">
      <style:table-column-properties style:column-width="0.6556in"/>
    </style:style>
    <style:style style:name="Table7.B" style:family="table-column">
      <style:table-column-properties style:column-width="2.0521in"/>
    </style:style>
    <style:style style:name="Table7.C" style:family="table-column">
      <style:table-column-properties style:column-width="3.984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7.C1" style:family="table-cell">
      <style:table-cell-properties fo:padding-left="0.0375in" fo:padding-right="0.075in" fo:padding-top="0in" fo:padding-bottom="0in" fo:border="0.5pt solid #000001"/>
    </style:style>
    <style:style style:name="Table8" style:family="table">
      <style:table-properties style:width="6.6924in" fo:margin-left="-0.0403in" fo:margin-top="0in" fo:margin-bottom="0in" table:align="left"/>
    </style:style>
    <style:style style:name="Table8.A" style:family="table-column">
      <style:table-column-properties style:column-width="0.6556in"/>
    </style:style>
    <style:style style:name="Table8.B" style:family="table-column">
      <style:table-column-properties style:column-width="2.0521in"/>
    </style:style>
    <style:style style:name="Table8.C" style:family="table-column">
      <style:table-column-properties style:column-width="3.984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8.C1" style:family="table-cell">
      <style:table-cell-properties fo:padding-left="0.0375in" fo:padding-right="0.075in" fo:padding-top="0in" fo:padding-bottom="0in" fo:border="0.5pt solid #000001"/>
    </style:style>
    <style:style style:name="Table9" style:family="table">
      <style:table-properties style:width="6.7396in" fo:margin-left="-0.0403in" fo:margin-top="0in" fo:margin-bottom="0in" table:align="left"/>
    </style:style>
    <style:style style:name="Table9.A" style:family="table-column">
      <style:table-column-properties style:column-width="1.3333in"/>
    </style:style>
    <style:style style:name="Table9.B" style:family="table-column">
      <style:table-column-properties style:column-width="2.0625in"/>
    </style:style>
    <style:style style:name="Table9.C" style:family="table-column">
      <style:table-column-properties style:column-width="3.34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0" style:family="table">
      <style:table-properties style:width="6.7292in" fo:margin-left="-0.0382in" fo:margin-top="0in" fo:margin-bottom="0in" table:align="left"/>
    </style:style>
    <style:style style:name="Table10.A" style:family="table-column">
      <style:table-column-properties style:column-width="0.8326in"/>
    </style:style>
    <style:style style:name="Table10.B" style:family="table-column">
      <style:table-column-properties style:column-width="0.8333in"/>
    </style:style>
    <style:style style:name="Table10.D" style:family="table-column">
      <style:table-column-properties style:column-width="0.7813in"/>
    </style:style>
    <style:style style:name="Table10.E" style:family="table-column">
      <style:table-column-properties style:column-width="0.875in"/>
    </style:style>
    <style:style style:name="Table10.F" style:family="table-column">
      <style:table-column-properties style:column-width="0.8854in"/>
    </style:style>
    <style:style style:name="Table10.H" style:family="table-column">
      <style:table-column-properties style:column-width="0.8542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375in" fo:padding-right="0.075in" fo:padding-top="0in" fo:padding-bottom="0in" fo:border="0.5pt solid #000001"/>
    </style:style>
    <style:style style:name="Table10.A2" style:family="table-cell">
      <style:table-cell-properties fo:padding-left="0.0375in" fo:padding-right="0.075in" fo:padding-top="0in" fo:padding-bottom="0in" fo:border-left="0.5pt solid #000001" fo:border-right="0.25pt solid #000001" fo:border-top="0.25pt solid #000001" fo:border-bottom="0.5pt solid #000001"/>
    </style:style>
    <style:style style:name="Table10.H2" style:family="table-cell">
      <style:table-cell-properties fo:padding-left="0.0375in" fo:padding-right="0.075in" fo:padding-top="0in" fo:padding-bottom="0in" fo:border-left="0.5pt solid #000001" fo:border-right="0.5pt solid #000001" fo:border-top="0.25pt solid #000001" fo:border-bottom="0.5pt solid #000001"/>
    </style:style>
    <style:style style:name="Table11" style:family="table">
      <style:table-properties style:width="6.3743in" fo:margin-top="0in" fo:margin-bottom="0in" table:align="center"/>
    </style:style>
    <style:style style:name="Table11.A" style:family="table-column">
      <style:table-column-properties style:column-width="0.7069in"/>
    </style:style>
    <style:style style:name="Table11.B" style:family="table-column">
      <style:table-column-properties style:column-width="2.0521in"/>
    </style:style>
    <style:style style:name="Table11.C" style:family="table-column">
      <style:table-column-properties style:column-width="0.5938in"/>
    </style:style>
    <style:style style:name="Table11.D" style:family="table-column">
      <style:table-column-properties style:column-width="1.3229in"/>
    </style:style>
    <style:style style:name="Table11.E" style:family="table-column">
      <style:table-column-properties style:column-width="1.698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1.E1" style:family="table-cell">
      <style:table-cell-properties fo:padding-left="0.0375in" fo:padding-right="0.075in" fo:padding-top="0in" fo:padding-bottom="0in" fo:border="0.5pt solid #000001"/>
    </style:style>
    <style:style style:name="Table12" style:family="table">
      <style:table-properties style:width="6.6924in" fo:margin-left="-0.0403in" fo:margin-top="0in" fo:margin-bottom="0in" table:align="left"/>
    </style:style>
    <style:style style:name="Table12.A" style:family="table-column">
      <style:table-column-properties style:column-width="3.3458in"/>
    </style:style>
    <style:style style:name="Table12.1" style:family="table-row">
      <style:table-row-properties style:min-row-height="0.2639in" fo:keep-together="auto"/>
    </style:style>
    <style:style style:name="Table1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2.B1" style:family="table-cell">
      <style:table-cell-properties fo:padding-left="0.0375in" fo:padding-right="0.075in" fo:padding-top="0in" fo:padding-bottom="0in" fo:border="0.5pt solid #000001"/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3" style:family="table">
      <style:table-properties style:width="6.6924in" fo:margin-left="-0.0403in" fo:margin-top="0in" fo:margin-bottom="0in" table:align="left"/>
    </style:style>
    <style:style style:name="Table13.A" style:family="table-column">
      <style:table-column-properties style:column-width="1.2604in"/>
    </style:style>
    <style:style style:name="Table13.B" style:family="table-column">
      <style:table-column-properties style:column-width="0.4535in"/>
    </style:style>
    <style:style style:name="Table13.C" style:family="table-column">
      <style:table-column-properties style:column-width="0.4514in"/>
    </style:style>
    <style:style style:name="Table13.D" style:family="table-column">
      <style:table-column-properties style:column-width="0.4528in"/>
    </style:style>
    <style:style style:name="Table13.K" style:family="table-column">
      <style:table-column-properties style:column-width="0.452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3.B1" style:family="table-cell">
      <style:table-cell-properties fo:padding-left="0.0375in" fo:padding-right="0.075in" fo:padding-top="0in" fo:padding-bottom="0in" fo:border="0.5pt solid #000001"/>
    </style:style>
    <style:style style:name="Table13.B3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3.M3" style:family="table-cell">
      <style:table-cell-properties style:vertical-align="middle" fo:padding-left="0.0375in" fo:padding-right="0.075in" fo:padding-top="0in" fo:padding-bottom="0in" fo:border="0.5pt solid #000001"/>
    </style:style>
    <style:style style:name="Table14" style:family="table">
      <style:table-properties style:width="1.8438in" fo:margin-left="2.5889in" fo:margin-top="0in" fo:margin-bottom="0in" table:align="left"/>
    </style:style>
    <style:style style:name="Table14.A" style:family="table-column">
      <style:table-column-properties style:column-width="0.7181in"/>
    </style:style>
    <style:style style:name="Table14.B" style:family="table-column">
      <style:table-column-properties style:column-width="1.12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4.B1" style:family="table-cell">
      <style:table-cell-properties fo:padding-left="0.0375in" fo:padding-right="0.075in" fo:padding-top="0in" fo:padding-bottom="0in" fo:border="0.5pt solid #000001"/>
    </style:style>
    <style:style style:name="Table15" style:family="table">
      <style:table-properties style:width="6.6924in" fo:margin-left="-0.0403in" fo:margin-top="0in" fo:margin-bottom="0in" table:align="left"/>
    </style:style>
    <style:style style:name="Table15.A" style:family="table-column">
      <style:table-column-properties style:column-width="1.2604in"/>
    </style:style>
    <style:style style:name="Table15.B" style:family="table-column">
      <style:table-column-properties style:column-width="0.4535in"/>
    </style:style>
    <style:style style:name="Table15.C" style:family="table-column">
      <style:table-column-properties style:column-width="0.4514in"/>
    </style:style>
    <style:style style:name="Table15.D" style:family="table-column">
      <style:table-column-properties style:column-width="0.4528in"/>
    </style:style>
    <style:style style:name="Table15.K" style:family="table-column">
      <style:table-column-properties style:column-width="0.452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5.B1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5.M1" style:family="table-cell">
      <style:table-cell-properties style:vertical-align="middle"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fo:background-color="#ffff00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fo:background-color="#ffff00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style:font-name-asian="Arial1" style:font-size-asian="11pt" style:font-style-asian="italic" style:font-name-complex="Arial1" style:font-size-complex="11pt" fo:background-color="#ffff00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fo:font-style="italic" style:font-name-asian="Arial1" style:font-size-asian="11pt" style:font-style-asian="italic" style:font-name-complex="Arial1" style:font-size-complex="11pt" fo:background-color="#ffff00"/>
    </style:style>
    <style:style style:name="P11" style:family="paragraph" style:parent-style-name="Standard" style:master-page-name="First_20_Page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style:page-number="1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fo:background-color="#ffff0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fo:background-color="#ffff00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fo:background-color="#ffffff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0pt" style:font-name-asian="Arial1" style:font-size-asian="10pt" style:font-name-complex="Arial1" style:font-size-complex="10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3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3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lways"/>
    </style:style>
    <style:style style:name="P3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39" style:family="paragraph" style:parent-style-name="Standard">
      <style:paragraph-properties fo:margin-top="0in" fo:margin-bottom="0in" loext:contextual-spacing="false"/>
    </style:style>
    <style:style style:name="P40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P42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size="14pt" fo:font-weight="normal" style:font-name-asian="Arial1" style:font-size-asian="14pt" style:font-weight-asian="normal" style:font-name-complex="Arial1" style:font-size-complex="14pt"/>
    </style:style>
    <style:style style:name="P4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font-name-asian="Arial1" style:font-name-complex="Arial1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1pt" fo:font-style="italic" style:font-name-asian="Arial1" style:font-size-asian="11pt" style:font-style-asian="italic" style:font-name-complex="Arial1" style:font-size-complex="11pt" fo:background-color="#ffff00"/>
    </style:style>
    <style:style style:name="P45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4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size="11pt" fo:font-weight="normal" style:font-name-asian="Arial1" style:font-size-asian="11pt" style:font-weight-asian="normal" style:font-name-complex="Arial1" style:font-size-complex="11pt" fo:background-color="#ffff00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4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4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1" style:family="paragraph" style:parent-style-name="Standard">
      <style:paragraph-properties fo:margin-top="0in" fo:margin-bottom="0in" loext:contextual-spacing="false" fo:line-height="115%"/>
    </style:style>
    <style:style style:name="P52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53" style:family="paragraph" style:parent-style-name="Standard">
      <style:paragraph-properties fo:margin-top="0in" fo:margin-bottom="0in" loext:contextual-spacing="false"/>
      <style:text-properties fo:color="#454545" style:font-name="Arial" fo:font-size="9pt" style:font-name-asian="Arial1" style:font-size-asian="9pt" style:font-name-complex="Arial1" style:font-size-complex="9pt"/>
    </style:style>
    <style:style style:name="P54" style:family="paragraph" style:parent-style-name="Standard">
      <style:paragraph-properties fo:margin-top="0in" fo:margin-bottom="0in" loext:contextual-spacing="false" fo:line-height="115%"/>
      <style:text-properties fo:color="#454545" style:font-name="Arial" fo:font-size="11pt" style:font-name-asian="Arial1" style:font-size-asian="11pt" style:font-name-complex="Arial1" style:font-size-complex="11pt"/>
    </style:style>
    <style:style style:name="P5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454545" style:font-name="Arial" fo:font-size="11pt" style:font-name-asian="Arial1" style:font-size-asian="11pt" style:font-name-complex="Arial1" style:font-size-complex="11pt"/>
    </style:style>
    <style:style style:name="P56" style:family="paragraph" style:parent-style-name="Standard">
      <style:paragraph-properties fo:margin-top="0in" fo:margin-bottom="0in" loext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Standard">
      <style:paragraph-properties fo:margin-top="0in" fo:margin-bottom="0in" loext:contextual-spacing="false" fo:text-align="end" style:justify-single-word="false"/>
    </style:style>
    <style:style style:name="P5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9" style:family="paragraph" style:parent-style-name="Standard" style:list-style-name="WWNum3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6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61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62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6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text-position="0% 100%"/>
    </style:style>
    <style:style style:name="P6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5" style:family="paragraph" style:parent-style-name="Standard">
      <style:paragraph-properties fo:margin-left="0.19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6.495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66" style:family="paragraph" style:parent-style-name="Standard">
      <style:paragraph-properties fo:margin-left="0in" fo:margin-right="0.0374in" fo:margin-top="0in" fo:margin-bottom="0in" loext:contextual-spacing="false" fo:text-align="center" style:justify-single-word="false" fo:text-indent="0in" style:auto-text-indent="false"/>
    </style:style>
    <style:style style:name="P67" style:family="paragraph" style:parent-style-name="Standard" style:list-style-name="WWNum3">
      <style:paragraph-properties fo:margin-left="0.7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68" style:family="paragraph" style:parent-style-name="Standard">
      <style:paragraph-properties fo:margin-left="0.4902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9" style:family="paragraph" style:parent-style-name="Standard">
      <style:paragraph-properties fo:margin-left="0.4902in" fo:margin-right="0in" fo:margin-top="0in" fo:margin-bottom="0.0835in" loext:contextual-spacing="false" fo:line-height="100%" fo:text-indent="0in" style:auto-text-indent="false"/>
    </style:style>
    <style:style style:name="P70" style:family="paragraph" style:parent-style-name="Standard">
      <style:paragraph-properties fo:margin-left="0.4902in" fo:margin-right="0in" fo:margin-top="0in" fo:margin-bottom="0.0835in" loext:contextual-spacing="false" fo:line-height="100%" fo:text-indent="0in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1" style:family="paragraph" style:parent-style-name="Standard">
      <style:paragraph-properties fo:margin-top="0in" fo:margin-bottom="0.0835in" loext:contextual-spacing="false" fo:line-height="100%"/>
    </style:style>
    <style:style style:name="P72" style:family="paragraph" style:parent-style-name="Heading_20_3" style:list-style-name="WWNum1">
      <style:paragraph-properties fo:margin-left="0.5in" fo:margin-right="0in" fo:margin-top="0.1665in" fo:margin-bottom="0.0835in" loext:contextual-spacing="false" fo:text-indent="-0.5in" style:auto-text-indent="false"/>
    </style:style>
    <style:style style:name="P73" style:family="paragraph" style:parent-style-name="Heading_20_1" style:list-style-name="WWNum1">
      <style:paragraph-properties fo:margin-left="0.3in" fo:margin-right="0in" fo:margin-top="0.1665in" fo:margin-bottom="0.0835in" loext:contextual-spacing="false" fo:text-indent="-0.3in" style:auto-text-indent="false"/>
    </style:style>
    <style:style style:name="P74" style:family="paragraph" style:parent-style-name="Heading_20_1" style:list-style-name="WWNum1">
      <style:paragraph-properties fo:margin-left="0.3in" fo:margin-right="0in" fo:margin-top="0.1665in" fo:margin-bottom="0.0835in" loext:contextual-spacing="false" fo:text-indent="-0.3in" style:auto-text-indent="false" fo:break-before="page"/>
    </style:style>
    <style:style style:name="P75" style:family="paragraph" style:parent-style-name="Heading_20_2" style:list-style-name="WWNum1">
      <style:paragraph-properties fo:margin-left="0.4in" fo:margin-right="0in" fo:margin-top="0.1665in" fo:margin-bottom="0.0835in" loext:contextual-spacing="false" fo:text-indent="-0.4in" style:auto-text-indent="false"/>
    </style:style>
    <style:style style:name="P76" style:family="paragraph" style:parent-style-name="Heading_20_2" style:list-style-name="WWNum1">
      <style:paragraph-properties fo:margin-left="0.4in" fo:margin-right="0in" fo:margin-top="0.1665in" fo:margin-bottom="0.0835in" loext:contextual-spacing="false" fo:line-height="100%" fo:text-indent="-0.4in" style:auto-text-indent="false" fo:keep-with-next="always"/>
    </style:style>
    <style:style style:name="P77" style:family="paragraph" style:parent-style-name="Heading_20_2">
      <style:paragraph-properties fo:margin-left="0in" fo:margin-right="0in" fo:margin-top="0.1665in" fo:margin-bottom="0.0835in" loext:contextual-spacing="false" fo:text-indent="0in" style:auto-text-indent="false"/>
      <style:text-properties fo:font-size="11pt" style:font-size-asian="11pt" style:font-size-complex="11pt"/>
    </style:style>
    <style:style style:name="P78" style:family="paragraph" style:parent-style-name="Heading_20_2">
      <style:paragraph-properties fo:margin-left="0.5in" fo:margin-right="0in" fo:margin-top="0.1665in" fo:margin-bottom="0.0835in" loext:contextual-spacing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style:font-name-asian="Arial1" style:font-size-asian="12pt" style:font-style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style:font-name-asian="Arial1" style:font-size-asian="12pt" style:font-style-asian="italic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style:font-name-asian="Arial1" style:font-size-asian="10pt" style:font-style-asian="normal" style:font-name-complex="Arial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 fo:background-color="#ffffff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font-name-asian="Arial1" style:font-size-asian="11pt" style:font-style-asian="normal" style:font-name-complex="Arial1" style:font-size-complex="11pt" fo:background-color="#ffffff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font-name-asian="Arial1" style:font-size-asian="11pt" style:font-style-asian="normal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style:font-name-asian="Arial1" style:font-size-asian="11pt" style:font-style-asian="normal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style:text-underline-style="none" style:font-name-asian="Arial1" style:font-size-asian="11pt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style:font-name-asian="Arial1" style:font-size-asian="11pt" style:font-style-asian="italic" style:font-name-complex="Arial1" style:font-size-complex="11pt" fo:background-color="#ffffff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style:font-name-asian="Arial1" style:font-size-asian="11pt" style:font-style-asian="italic" style:font-name-complex="Arial1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style:font-name-asian="Arial1" style:font-size-asian="11pt" style:font-style-asian="italic" style:font-name-complex="Arial1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fo:background-color="#ffffff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9pt" style:text-underline-style="none" fo:font-weight="normal" style:font-name-asian="Times New Roman1" style:font-size-asian="9pt" style:font-weight-asian="normal" style:font-name-complex="Times New Roman1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fo:background-color="#ffff00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 fo:background-color="#ffffff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 fo:background-color="#ffffff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fo:background-color="#ffffff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37" style:family="text">
      <style:text-properties fo:font-variant="normal" fo:text-transform="none" fo:color="#0000ff" style:text-line-through-style="none" style:text-line-through-type="none" style:text-position="0% 100%" fo:font-size="9pt" fo:font-style="normal" style:text-underline-style="none" fo:font-weight="bold" style:font-size-asian="9pt" style:font-style-asian="normal" style:font-weight-asian="bold" style:font-size-complex="9pt" fo:background-color="#ffffff"/>
    </style:style>
    <style:style style:name="T38" style:family="text">
      <style:text-properties style:font-name="Arial" fo:font-size="12pt" style:text-underline-style="solid" style:text-underline-width="auto" style:text-underline-color="font-color" fo:font-weight="normal" style:font-name-asian="Arial1" style:font-size-asian="12pt" style:font-weight-asian="normal" style:font-name-complex="Arial1" style:font-size-complex="12pt"/>
    </style:style>
    <style:style style:name="T39" style:family="text">
      <style:text-properties style:font-name="Arial" fo:font-size="12pt" fo:font-weight="normal" style:font-name-asian="Arial1" style:font-size-asian="12pt" style:font-weight-asian="normal" style:font-name-complex="Arial1" style:font-size-complex="12pt"/>
    </style:style>
    <style:style style:name="T40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41" style:family="text">
      <style:text-properties style:font-name="Arial" fo:font-size="14pt" fo:font-weight="normal" style:font-name-asian="Arial1" style:font-size-asian="14pt" style:font-weight-asian="normal" style:font-name-complex="Arial1" style:font-size-complex="14pt"/>
    </style:style>
    <style:style style:name="T42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43" style:family="text">
      <style:text-properties style:font-name="Arial" fo:font-size="10pt" style:font-name-asian="Arial1" style:font-size-asian="10pt" style:font-name-complex="Arial1" style:font-size-complex="10pt"/>
    </style:style>
    <style:style style:name="T44" style:family="text">
      <style:text-properties style:font-name="Arial" fo:font-weight="bold" style:font-name-asian="Arial1" style:font-weight-asian="bold" style:font-name-complex="Arial1"/>
    </style:style>
    <style:style style:name="T45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46" style:family="text">
      <style:text-properties style:font-name="Arial" fo:font-size="11pt" style:font-name-asian="Arial1" style:font-size-asian="11pt" style:font-name-complex="Arial1" style:font-size-complex="11pt"/>
    </style:style>
    <style:style style:name="T47" style:family="text">
      <style:text-properties style:font-name="Arial" fo:font-size="11pt" style:font-name-asian="Arial1" style:font-size-asian="11pt" style:font-name-complex="Arial1" style:font-size-complex="11pt" fo:background-color="#ffffff"/>
    </style:style>
    <style:style style:name="T48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9" style:family="text">
      <style:text-properties style:font-name="Arial" fo:font-size="11pt" fo:font-style="italic" style:font-name-asian="Arial1" style:font-size-asian="11pt" style:font-style-asian="italic" style:font-name-complex="Arial1" style:font-size-complex="11pt" fo:background-color="#ffff00"/>
    </style:style>
    <style:style style:name="T50" style:family="text">
      <style:text-properties style:font-name="Arial" fo:font-size="11pt" fo:font-style="italic" style:font-name-asian="Arial1" style:font-size-asian="11pt" style:font-style-asian="italic" style:font-name-complex="Arial1" style:font-size-complex="11pt" fo:background-color="#ffffff"/>
    </style:style>
    <style:style style:name="T51" style:family="text">
      <style:text-properties style:font-name="Arial" fo:font-size="11pt" fo:font-style="italic" style:text-underline-style="solid" style:text-underline-width="auto" style:text-underline-color="font-color" style:font-name-asian="Arial1" style:font-size-asian="11pt" style:font-style-asian="italic" style:font-name-complex="Arial1" style:font-size-complex="11pt"/>
    </style:style>
    <style:style style:name="T52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53" style:family="text">
      <style:text-properties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54" style:family="text">
      <style:text-properties style:font-name="Arial" fo:font-style="italic" style:font-name-asian="Arial1" style:font-style-asian="italic" style:font-name-complex="Arial1"/>
    </style:style>
    <style:style style:name="T55" style:family="text">
      <style:text-properties style:font-name="Arial" fo:font-style="italic" style:font-name-asian="Arial1" style:font-style-asian="italic" style:font-name-complex="Arial1" fo:background-color="#ffff00"/>
    </style:style>
    <style:style style:name="T56" style:family="text">
      <style:text-properties style:font-name="Arial" style:font-name-asian="Arial1" style:font-name-complex="Arial1"/>
    </style:style>
    <style:style style:name="T57" style:family="text">
      <style:text-properties fo:font-weight="bold" style:font-weight-asian="bold"/>
    </style:style>
    <style:style style:name="T58" style:family="text">
      <style:text-properties fo:color="#454545" style:font-name="Arial" fo:font-size="11pt" style:font-name-asian="Arial1" style:font-size-asian="11pt" style:font-name-complex="Arial1" style:font-size-complex="11pt"/>
    </style:style>
    <style:style style:name="T59" style:family="text">
      <style:text-properties fo:font-size="11pt" fo:font-weight="bold" style:font-size-asian="11pt" style:font-weight-asian="bold" style:font-size-complex="11pt"/>
    </style:style>
    <style:style style:name="T60" style:family="text">
      <style:text-properties fo:font-size="11pt" fo:font-weight="bold" style:font-size-asian="11pt" style:font-weight-asian="bold" style:font-size-complex="11pt" fo:background-color="#ffffff"/>
    </style:style>
    <style:style style:name="T61" style:family="text">
      <style:text-properties fo:font-size="11pt" style:font-size-asian="11pt" style:font-size-complex="11pt"/>
    </style:style>
    <style:style style:name="T62" style:family="text">
      <style:text-properties fo:font-size="11pt" style:font-size-asian="11pt" style:font-size-complex="11pt" fo:background-color="#ffffff"/>
    </style:style>
    <style:style style:name="T63" style:family="text">
      <style:text-properties fo:font-size="9pt" style:font-size-asian="9pt" style:font-size-complex="9pt"/>
    </style:style>
    <style:style style:name="T64" style:family="text">
      <style:text-properties fo:color="#222222" style:font-name="Arial" fo:font-size="11pt" style:font-name-asian="Arial1" style:font-size-asian="11pt" style:font-name-complex="Arial1" style:font-size-complex="11pt" fo:background-color="#ffffff"/>
    </style:style>
    <style:style style:name="T65" style:family="text">
      <style:text-properties fo:color="#222222" fo:font-size="11pt" style:font-size-asian="11pt" style:font-size-complex="11pt" fo:background-color="#ffffff"/>
    </style:style>
    <style:style style:name="T66" style:family="text">
      <style:text-properties fo:color="#0000ff" fo:font-size="9pt" fo:font-weight="bold" style:font-size-asian="9pt" style:font-weight-asian="bold" style:font-size-complex="9pt" fo:background-color="#ffffff"/>
    </style:style>
    <style:style style:name="T67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U N I V E R Z I T E T <text:s text:c="3"/>U <text:s text:c="3"/>S A R A J E V U<text:line-break/>E L E K T R O T E H N I Č K I <text:s text:c="3"/>F A K U L T E T <text:s text:c="3"/>U <text:s text:c="3"/>S A R A J E V U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9"><text:span text:style-name="T38">PREDMET:</text:span><text:span text:style-name="T39"> </text:span><text:span text:style-name="T40">NAPREDNI SOFTVER INŽINJERING</text:span></text:p>
      <text:p text:style-name="P49"><text:span text:style-name="T39">(ADVANCED SOFTWARE ENGINEERING, RIO NSI 5970)</text:span></text:p>
      <text:p text:style-name="P40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49"><text:span text:style-name="T41">Izvještaj o projektu</text:span></text:p>
          </table:table-cell>
        </table:table-row>
      </table:table>
      <text:p text:style-name="P42"><text:soft-page-break/></text:p>
      <text:p text:style-name="P49"><text:span text:style-name="T38">NAZIV PROJEKTA:</text:span><text:span text:style-name="T39"> </text:span><text:span text:style-name="T44">Tim Foxtrot - Moduli Customers i Clients</text:span></text:p>
      <text:p text:style-name="P40"/>
      <text:p text:style-name="P40"/>
      <text:p text:style-name="P40"/>
      <text:p text:style-name="P40"/>
      <text:p text:style-name="P41"/>
      <text:p text:style-name="P43"/>
      <text:p text:style-name="P43"/>
      <text:p text:style-name="P40"/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2"><text:span text:style-name="T5">Nastavnik: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2"><text:span text:style-name="T6">Projektni tim:</text:span></text:p>
          </table:table-cell>
        </table:table-row>
        <table:table-row table:style-name="Table2.1">
          <table:table-cell table:style-name="Table2.A1" office:value-type="string">
            <text:p text:style-name="P12"><text:span text:style-name="T6">Doc.dr. Samir Omanović, dipl.ing.el.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9137709994084278279" text:style-name="WWNum2">
              <text:list-item>
                <text:p text:style-name="P58"><text:span text:style-name="T43">Dino Dizdarević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144158672331797" text:continue-numbering="true" text:style-name="WWNum2">
              <text:list-item>
                <text:p text:style-name="P58"><text:span text:style-name="T43">Džana Feratović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<text:span text:style-name="T5">Asistent/instruktor/konsultant: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144157619543970" text:continue-numbering="true" text:style-name="WWNum2">
              <text:list-item>
                <text:p text:style-name="P58"><text:span text:style-name="T43">Sakib Kurtić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<text:span text:style-name="T6">Doc.dr. Samir Omanović, dipl.ing.el.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list xml:id="list144158282288458" text:continue-numbering="true" text:style-name="WWNum2">
              <text:list-item>
                <text:p text:style-name="P58"><text:span text:style-name="T43">Ensar Sarajčić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2"><text:span text:style-name="T6">Stručnjak iz prakse Dino Alić, MoE</text:span>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4"><text:span text:style-name="T6">Sarajevo, decembar 201</text:span><text:span text:style-name="T43">7</text:span></text:p>
            <text:p text:style-name="P32"/>
            <text:p text:style-name="P14"><text:span text:style-name="T6">Verzija </text:span><text:span text:style-name="T43">2.1.</text:span><text:span text:style-name="T6"> </text:span></text:p>
          </table:table-cell>
          <table:table-cell table:style-name="Table2.A1" office:value-type="string">
            <text:p text:style-name="P18"/>
          </table:table-cell>
        </table:table-row>
      </table:table>
      <text:section text:style-name="Sect1" text:name="TextSection">
        <text:p text:style-name="P40"><text:soft-page-break/></text:p>
        <text:p text:style-name="P50"><text:span text:style-name="T45">Istorija izmjena dokumenta </text:span></text:p>
        <text:p text:style-name="P44"/>
        <table:table table:name="Table3" table:style-name="Table3">
          <table:table-column table:style-name="Table3.A"/>
          <table:table-column table:style-name="Table3.B"/>
          <table:table-column table:style-name="Table3.C"/>
          <text:soft-page-break/>
          <table:table-row table:style-name="Table3.1">
            <table:table-cell table:style-name="Table3.A1" office:value-type="string">
              <text:p text:style-name="P12"><text:span text:style-name="T10">Verzija</text:span></text:p>
            </table:table-cell>
            <table:table-cell table:style-name="Table3.A1" office:value-type="string">
              <text:p text:style-name="P12"><text:span text:style-name="T10">Opis izmjene</text:span></text:p>
            </table:table-cell>
            <table:table-cell table:style-name="Table3.C1" office:value-type="string">
              <text:p text:style-name="P12"><text:span text:style-name="T10">Izmjenu napravio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2.1</text:span></text:p>
            </table:table-cell>
            <table:table-cell table:style-name="Table3.A1" office:value-type="string">
              <text:p text:style-name="P12"><text:span text:style-name="T46">Završne ispravke računskih i pravopisnih grešaka </text:span></text:p>
            </table:table-cell>
            <table:table-cell table:style-name="Table3.C1" office:value-type="string">
              <text:p text:style-name="P12"><text:span text:style-name="T46">Džana Feratov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2.0</text:span></text:p>
            </table:table-cell>
            <table:table-cell table:style-name="Table3.A1" office:value-type="string">
              <text:p text:style-name="P12"><text:span text:style-name="T46">Finalni izvještaj</text:span></text:p>
            </table:table-cell>
            <table:table-cell table:style-name="Table3.C1" office:value-type="string">
              <text:p text:style-name="P12"><text:span text:style-name="T46">Džana Feratov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8</text:span></text:p>
            </table:table-cell>
            <table:table-cell table:style-name="Table3.A1" office:value-type="string">
              <text:p text:style-name="P12"><text:span text:style-name="T46">Kalkulacija rada na defektima</text:span></text:p>
            </table:table-cell>
            <table:table-cell table:style-name="Table3.C1" office:value-type="string">
              <text:p text:style-name="P12"><text:span text:style-name="T46">Sakib Kurt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7</text:span></text:p>
            </table:table-cell>
            <table:table-cell table:style-name="Table3.A1" office:value-type="string">
              <text:p text:style-name="P12"><text:span text:style-name="T46">Pokazatelji uspješnosti projekta </text:span></text:p>
            </table:table-cell>
            <table:table-cell table:style-name="Table3.C1" office:value-type="string">
              <text:p text:style-name="P12"><text:span text:style-name="T46">Sakib Kurt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6</text:span></text:p>
            </table:table-cell>
            <table:table-cell table:style-name="Table3.A1" office:value-type="string">
              <text:p text:style-name="P12"><text:span text:style-name="T46">Radni paketi</text:span></text:p>
            </table:table-cell>
            <table:table-cell table:style-name="Table3.C1" office:value-type="string">
              <text:p text:style-name="P12"><text:span text:style-name="T46">Ensar Sarajč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5 </text:span></text:p>
            </table:table-cell>
            <table:table-cell table:style-name="Table3.A1" office:value-type="string">
              <text:p text:style-name="P12"><text:span text:style-name="T46">Procjena i analiza rizika na projektu</text:span></text:p>
            </table:table-cell>
            <table:table-cell table:style-name="Table3.C1" office:value-type="string">
              <text:p text:style-name="P12"><text:span text:style-name="T46">Ensar Sarajč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4 </text:span></text:p>
            </table:table-cell>
            <table:table-cell table:style-name="Table3.A1" office:value-type="string">
              <text:p text:style-name="P12"><text:span text:style-name="T46">Raspoređivanje resursa projekta</text:span></text:p>
            </table:table-cell>
            <table:table-cell table:style-name="Table3.C1" office:value-type="string">
              <text:p text:style-name="P12"><text:span text:style-name="T46">Dino Dizdarev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3</text:span></text:p>
            </table:table-cell>
            <table:table-cell table:style-name="Table3.A1" office:value-type="string">
              <text:p text:style-name="P12"><text:span text:style-name="T46">Osnovne procjene za realizaciju projekta</text:span></text:p>
            </table:table-cell>
            <table:table-cell table:style-name="Table3.C1" office:value-type="string">
              <text:p text:style-name="P12"><text:span text:style-name="T46">Dino Dizdarev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46">1.2</text:span></text:p>
            </table:table-cell>
            <table:table-cell table:style-name="Table3.A1" office:value-type="string">
              <text:p text:style-name="P12"><text:span text:style-name="T46">Predstavljanje razrađene strukture poslova</text:span></text:p>
            </table:table-cell>
            <table:table-cell table:style-name="Table3.C1" office:value-type="string">
              <text:p text:style-name="P12"><text:span text:style-name="T46">Dino Dizdarev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11">1.1</text:span></text:p>
            </table:table-cell>
            <table:table-cell table:style-name="Table3.A1" office:value-type="string">
              <text:p text:style-name="P12"><text:span text:style-name="T46">Dopunjenje dokumenta funkcionalnostima proizvoda</text:span></text:p>
            </table:table-cell>
            <table:table-cell table:style-name="Table3.C1" office:value-type="string">
              <text:p text:style-name="P12"><text:span text:style-name="T46">Sakib Kurtić</text:span></text:p>
            </table:table-cell>
          </table:table-row>
          <table:table-row table:style-name="Table3.1">
            <table:table-cell table:style-name="Table3.A1" office:value-type="string">
              <text:p text:style-name="P12"><text:span text:style-name="T11">1.0</text:span></text:p>
            </table:table-cell>
            <table:table-cell table:style-name="Table3.A1" office:value-type="string">
              <text:p text:style-name="P12"><text:span text:style-name="T11">Osnovni dokument</text:span></text:p>
            </table:table-cell>
            <table:table-cell table:style-name="Table3.C1" office:value-type="string">
              <text:p text:style-name="P12"><text:span text:style-name="T46">Džana Feratović</text:span></text:p>
            </table:table-cell>
          </table:table-row>
        </table:table>
        <text:p text:style-name="P45"><text:soft-page-break/></text:p>
        <text:p text:style-name="P45"/>
        <text:p text:style-name="P47"/>
        <text:p text:style-name="P47"/>
        <text:p text:style-name="P34"/>
        <text:p text:style-name="P34"/>
        <text:p text:style-name="P34"/>
        <text:p text:style-name="P34"/>
        <text:p text:style-name="P35"><text:span text:style-name="T21">SADRŽAJ</text:span>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36"><text:a xlink:type="simple" xlink:href="#_qwcogf62qkl5" text:style-name="Index_20_Link" text:visited-style-name="Index_20_Link"><text:span text:style-name="T57">Vizija softverskog proizvoda</text:span></text:a><text:span text:style-name="T57"><text:tab/>4</text:span></text:p>
            <text:p text:style-name="P60"><text:a xlink:type="simple" xlink:href="#_8ccilabk333" text:style-name="Index_20_Link" text:visited-style-name="Index_20_Link">Potrebe koje su motiv za razvoj proizvoda</text:a><text:tab/>4</text:p>
            <text:p text:style-name="P60"><text:a xlink:type="simple" xlink:href="#_m0p60lye99fp" text:style-name="Index_20_Link" text:visited-style-name="Index_20_Link">Kratak opis predloženog proizvoda</text:a><text:tab/>4</text:p>
            <text:p text:style-name="P60"><text:a xlink:type="simple" xlink:href="#_1yiptekr60i1" text:style-name="Index_20_Link" text:visited-style-name="Index_20_Link">Kategorije korisnika</text:a><text:tab/>4</text:p>
            <text:p text:style-name="P60"><text:a xlink:type="simple" xlink:href="#_8qclr276r2ch" text:style-name="Index_20_Link" text:visited-style-name="Index_20_Link">Zainteresirane strane</text:a><text:tab/>4</text:p>
            <text:p text:style-name="P37"><text:a xlink:type="simple" xlink:href="#_p7amirzidxb6" text:style-name="Index_20_Link" text:visited-style-name="Index_20_Link"><text:span text:style-name="T57">Osobine/funkcionalnosti softverskog proizvoda</text:span></text:a><text:span text:style-name="T57"><text:tab/>5</text:span></text:p>
            <text:p text:style-name="P60"><text:a xlink:type="simple" xlink:href="#_sjzgc4o3b2cf" text:style-name="Index_20_Link" text:visited-style-name="Index_20_Link">Lista osobina/funkcionalnosti po važnosti</text:a><text:tab/>5</text:p>
            <text:p text:style-name="P61"><text:a xlink:type="simple" xlink:href="#_3elb1mlb5r6f" text:style-name="Index_20_Link" text:visited-style-name="Index_20_Link">Bazne osobine/funkcionalnosti</text:a><text:tab/>5</text:p>
            <text:p text:style-name="P61"><text:a xlink:type="simple" xlink:href="#_3qxki8dr38px" text:style-name="Index_20_Link" text:visited-style-name="Index_20_Link">Obavezne osobine/funkcionalnosti</text:a><text:tab/>5</text:p>
            <text:p text:style-name="P61"><text:a xlink:type="simple" xlink:href="#_k7e9dekggot2" text:style-name="Index_20_Link" text:visited-style-name="Index_20_Link">Poželjne osobine/funkcionalnosti</text:a><text:tab/>5</text:p>
            <text:p text:style-name="P60"><text:a xlink:type="simple" xlink:href="#_sx698dku1zsw" text:style-name="Index_20_Link" text:visited-style-name="Index_20_Link">Matrica sljedivosti</text:a><text:tab/>6</text:p>
            <text:p text:style-name="P37"><text:a xlink:type="simple" xlink:href="#_vrgsk9quw729" text:style-name="Index_20_Link" text:visited-style-name="Index_20_Link"><text:span text:style-name="T57">Razrađena struktura poslova (Work Breakdown Structure - WBS)</text:span></text:a><text:span text:style-name="T57"><text:tab/>7</text:span></text:p>
            <text:p text:style-name="P37"><text:a xlink:type="simple" xlink:href="#_qti2v88t6wef" text:style-name="Index_20_Link" text:visited-style-name="Index_20_Link"><text:span text:style-name="T57">Procjene vezane za realizaciju projekta</text:span></text:a><text:span text:style-name="T57"><text:tab/>8</text:span></text:p>
            <text:p text:style-name="P60"><text:a xlink:type="simple" xlink:href="#_9k4hhloqjc8m" text:style-name="Index_20_Link" text:visited-style-name="Index_20_Link">Procjene</text:a><text:tab/>8</text:p>
            <text:p text:style-name="P60"><text:a xlink:type="simple" xlink:href="#_mece8m1779p0" text:style-name="Index_20_Link" text:visited-style-name="Index_20_Link">Obrazloženje</text:a><text:tab/>10</text:p>
            <text:p text:style-name="P60"><text:a xlink:type="simple" xlink:href="#_7o7mpw3oqykx" text:style-name="Index_20_Link" text:visited-style-name="Index_20_Link">Razrađena struktura poslova (WBS) sa procjenama</text:a><text:tab/>10</text:p>
            <text:p text:style-name="P37"><text:a xlink:type="simple" xlink:href="#_vkafshb7d8tm" text:style-name="Index_20_Link" text:visited-style-name="Index_20_Link"><text:span text:style-name="T57">Raspoređivanje</text:span></text:a><text:span text:style-name="T57"><text:tab/>12</text:span></text:p>
            <text:p text:style-name="P60"><text:a xlink:type="simple" xlink:href="#_kvm9qaaaxs8" text:style-name="Index_20_Link" text:visited-style-name="Index_20_Link">Gantogram</text:a><text:tab/>12</text:p>
            <text:p text:style-name="P60"><text:a xlink:type="simple" xlink:href="#_nsi9tgntxqdg" text:style-name="Index_20_Link" text:visited-style-name="Index_20_Link">Raspoređivanje resursa</text:a><text:tab/>12</text:p>
            <text:p text:style-name="P61"><text:a xlink:type="simple" xlink:href="#_1hdldp17y2m8" text:style-name="Index_20_Link" text:visited-style-name="Index_20_Link">Broj inžinjera po glavnim modulima</text:a><text:tab/>12</text:p>
            <text:p text:style-name="P61"><text:a xlink:type="simple" xlink:href="#_ghm1rmpn87ao" text:style-name="Index_20_Link" text:visited-style-name="Index_20_Link">Ukupan broj inžinjera po vremenskim razdobljima</text:a><text:tab/>12</text:p>
            <text:p text:style-name="P61"><text:a xlink:type="simple" xlink:href="#_qa9ybcg6zccp" text:style-name="Index_20_Link" text:visited-style-name="Index_20_Link">Grafički prikaz nivoa angažmana u vremenu</text:a><text:tab/>13</text:p>
            <text:p text:style-name="P37"><text:a xlink:type="simple" xlink:href="#_ss13v3e1fe1v" text:style-name="Index_20_Link" text:visited-style-name="Index_20_Link"><text:span text:style-name="T57">Analiza rizika</text:span></text:a><text:span text:style-name="T57"><text:tab/>14</text:span></text:p>
            <text:p text:style-name="P37"><text:a xlink:type="simple" xlink:href="#_zaz5w8uqlry" text:style-name="Index_20_Link" text:visited-style-name="Index_20_Link"><text:span text:style-name="T57">Radni paketi</text:span></text:a><text:span text:style-name="T57"><text:tab/>15</text:span></text:p>
            <text:p text:style-name="P60"><text:a xlink:type="simple" xlink:href="#_4atrl7mf9nd3" text:style-name="Index_20_Link" text:visited-style-name="Index_20_Link">Radni paket "Modul za organizacije"</text:a><text:tab/>15</text:p>
            <text:p text:style-name="P60"><text:a xlink:type="simple" xlink:href="#_um488yfhp9r1" text:style-name="Index_20_Link" text:visited-style-name="Index_20_Link">Radni paket "Modul za klijente"</text:a><text:tab/>15</text:p>
            <text:p text:style-name="P37"><text:soft-page-break/><text:a xlink:type="simple" xlink:href="#_2k391by1nmgl" text:style-name="Index_20_Link" text:visited-style-name="Index_20_Link"><text:span text:style-name="T57">Mjerenja</text:span></text:a><text:span text:style-name="T57"><text:tab/>16</text:span></text:p>
            <text:p text:style-name="P60"><text:a xlink:type="simple" xlink:href="#_2j3rnhhhaf9d" text:style-name="Index_20_Link" text:visited-style-name="Index_20_Link">Pokazatelji uspješnosti</text:a><text:tab/>16</text:p>
            <text:p text:style-name="P60"><text:a xlink:type="simple" xlink:href="#_q0ik3bwdnxw3" text:style-name="Index_20_Link" text:visited-style-name="Index_20_Link">Kalkulacija rada na defektima (defect rework)</text:a><text:tab/>16</text:p>
            <text:p text:style-name="P38"><text:a xlink:type="simple" xlink:href="#_lvwo7n504554" text:style-name="Index_20_Link" text:visited-style-name="Index_20_Link"><text:span text:style-name="T57">Finalni izvještaj</text:span></text:a><text:span text:style-name="T57"><text:tab/>17</text:span></text:p>
          </text:index-body>
        </text:table-of-content>
        <text:p text:style-name="P65"/>
        <text:p text:style-name="P45"/>
        <text:p text:style-name="P45"/>
        <text:p text:style-name="P45"/>
        <text:list xml:id="list701796507664712428" text:style-name="WWNum1">
          <text:list-item>
            <text:p text:style-name="P74"><text:bookmark text:name="_qwcogf62qkl5"/>Vizija softverskog proizvoda</text:p>
            <text:list>
              <text:list-item>
                <text:p text:style-name="P75"><text:bookmark text:name="_8ccilabk333"/>Potrebe koje su motiv za razvoj proizvoda</text:p>
              </text:list-item>
            </text:list>
          </text:list-item>
        </text:list>
        <text:p text:style-name="P48"/>
        <text:p text:style-name="P51"><text:span text:style-name="T58">U organizacijama kojima je u osnovi poslovanja pružanje nekog vida usluge, jako je važno voditi evidenciju o korisnicima iste. Advokatskim uredima, kojima ovakav opis organizacije u potpunosti odgovara, jako je važno da imaju pouzdan sistem za praćenje klijenata, osnovnih informacija o istima, te pregled osnovnih izvještaja, u svrhu otkrivanja potencijalnih grešaka u poslovanju i poboljšanju usluga koje klijentima nude.</text:span></text:p>
        <text:p text:style-name="P53"/>
        <text:p text:style-name="P47"/>
        <text:list xml:id="list144157335941217" text:continue-numbering="true" text:style-name="WWNum1">
          <text:list-item>
            <text:list>
              <text:list-item>
                <text:p text:style-name="P75"><text:bookmark text:name="_m0p60lye99fp"/>Kratak opis predloženog proizvoda</text:p>
              </text:list-item>
            </text:list>
          </text:list-item>
        </text:list>
        <text:p text:style-name="P55"/>
        <text:p text:style-name="P52"><text:span text:style-name="T58">Proizvod, kroz dva modula, nudi uvid u sve organizacije koje koriste sistem za advokatske urede, kao i uvid u sve klijente koji koriste usluge istih. Osnovna funkcija modula za organizacije (modul Customers) je upravo pregled svih prijavljenih organizacija, osnovnih informacija o istima, kao i manipuliranje nad takvim podacima, te dodavanje novih i brisanje postojećih organizacija. Slično, osnovna funkcija modula za klijente (modula Clients) je pregled informacija o klijentima, osnovno manipuliranje nad istima, te dodavanje novih i brisanje postojećih klijenata sa sistema. Također, proizvod, kroz modul za organizacije, omogućava pregled osnovnih izvještaja <text:s/>o poslovanju organizacije, koji potpomažu razvoj i poboljšanje usluga koje ista nudi.</text:span></text:p>
        <text:p text:style-name="P46"/>
        <text:list xml:id="list144159087629252" text:continue-numbering="true" text:style-name="WWNum1">
          <text:list-item>
            <text:list>
              <text:list-item>
                <text:p text:style-name="P75"><text:bookmark text:name="_1yiptekr60i1"/>Kategorije korisnika</text:p>
              </text:list-item>
            </text:list>
          </text:list-item>
        </text:list>
        <text:p text:style-name="P46"/>
        <table:table table:name="Table4" table:style-name="Table4">
          <table:table-column table:style-name="Table4.A"/>
          <table:table-column table:style-name="Table4.B"/>
          <text:soft-page-break/>
          <table:table-row table:style-name="Table4.1">
            <table:table-cell table:style-name="Table4.A1" office:value-type="string">
              <text:p text:style-name="P14"><text:span text:style-name="T7">Kategorija korisnika</text:span></text:p>
            </table:table-cell>
            <table:table-cell table:style-name="Table4.B1" office:value-type="string">
              <text:p text:style-name="P15"><text:span text:style-name="T7">Opis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T43">Administrator sistema</text:span></text:p>
            </table:table-cell>
            <table:table-cell table:style-name="Table4.B1" office:value-type="string">
              <text:p text:style-name="P15"><text:span text:style-name="T43">Administrator sistema je jedina kategorija korisnika koji ima pristup oba modula kroz koja je proizvod razvijen, kao i svim funkcijama istih.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T43">Advokat/predstavnik advokatske kancelarije</text:span></text:p>
            </table:table-cell>
            <table:table-cell table:style-name="Table4.B1" office:value-type="string">
              <text:p text:style-name="P15"><text:span text:style-name="T43">Advokat ima mogućnost pregleda organizacija i klijenata, i osnovnih izvještaja o istima. Isti nema mogućnost brisanja, bilo kakve izmjene ili pregleda privatnih podataka advokatske kancelarije kojoj ne pripada.</text:span></text:p>
            </table:table-cell>
          </table:table-row>
          <table:table-row table:style-name="Table4.1">
            <table:table-cell table:style-name="Table4.A1" office:value-type="string">
              <text:p text:style-name="P14"><text:span text:style-name="T43">Klijent advokatske kancelarije</text:span></text:p>
            </table:table-cell>
            <table:table-cell table:style-name="Table4.B1" office:value-type="string">
              <text:p text:style-name="P15"><text:span text:style-name="T43">Klijent, kao i advokat, vanjski je korisnik sistema, i ima ograničen pristup podacima, te mu je također omogućen samo pregled organizacija, klijenata i osnovih izvještaja.</text:span></text:p>
            </table:table-cell>
          </table:table-row>
        </table:table>
        <text:p text:style-name="P77"><text:soft-page-break/></text:p>
        <text:list xml:id="list144158525828277" text:continue-numbering="true" text:style-name="WWNum1">
          <text:list-item>
            <text:list>
              <text:list-item>
                <text:p text:style-name="P75"><text:bookmark text:name="_8qclr276r2ch"/>Zainteresirane strane</text:p>
              </text:list-item>
            </text:list>
          </text:list-item>
        </text:list>
        <text:p text:style-name="P46"/>
        <table:table table:name="Table5" table:style-name="Table5">
          <table:table-column table:style-name="Table5.A"/>
          <table:table-column table:style-name="Table5.B"/>
          <text:soft-page-break/>
          <table:table-row table:style-name="Table5.1">
            <table:table-cell table:style-name="Table5.A1" office:value-type="string">
              <text:p text:style-name="P14"><text:span text:style-name="T7">Zainteresirana strana</text:span></text:p>
            </table:table-cell>
            <table:table-cell table:style-name="Table5.B1" office:value-type="string">
              <text:p text:style-name="P15"><text:span text:style-name="T7">Opis</text:span></text:p>
            </table:table-cell>
          </table:table-row>
          <table:table-row table:style-name="Table5.1">
            <table:table-cell table:style-name="Table5.A1" office:value-type="string">
              <text:p text:style-name="P14"><text:span text:style-name="T43">Predstavnik(ci) advokatskog ureda</text:span></text:p>
            </table:table-cell>
            <table:table-cell table:style-name="Table5.B1" office:value-type="string">
              <text:p text:style-name="P15"><text:span text:style-name="T43">Glavna i jedina zainteresirana strana proizvoda koji se razvija je advokatski ured, odnosno, predstavnik istog. Glavna očekivanja advokatske kancelarije, kao što je isporuka u što kraćem vremenskom roku, uz poštovanje svih želja i zahtjeva korisnika sistema, ispoštovane su u skladu sa mogućnostima razvojnog tima, te gotov produkt razvoja koji ispunjava ista.</text:span></text:p>
            </table:table-cell>
          </table:table-row>
        </table:table>
        <text:p text:style-name="P46"><text:soft-page-break/></text:p>
        <text:list xml:id="list144157438929124" text:continue-numbering="true" text:style-name="WWNum1">
          <text:list-item>
            <text:p text:style-name="P73"><text:bookmark text:name="_p7amirzidxb6"/>Osobine/funkcionalnosti softverskog proizvoda</text:p>
            <text:list>
              <text:list-item>
                <text:p text:style-name="P75"><text:bookmark text:name="_sjzgc4o3b2cf"/>Lista osobina/funkcionalnosti po važnosti</text:p>
                <text:list>
                  <text:list-item>
                    <text:p text:style-name="P72"><text:bookmark text:name="_3elb1mlb5r6f"/>Bazne osobine/funkcionalnosti</text:p>
                  </text:list-item>
                </text:list>
              </text:list-item>
            </text:list>
          </text:list-item>
        </text:list>
        <table:table table:name="Table6" table:style-name="Table6">
          <table:table-column table:style-name="Table6.A"/>
          <table:table-column table:style-name="Table6.B"/>
          <table:table-column table:style-name="Table6.C"/>
          <text:soft-page-break/>
          <table:table-row table:style-name="Table6.1">
            <table:table-cell table:style-name="Table6.A1" office:value-type="string">
              <text:p text:style-name="P12"><text:span text:style-name="T10">Oznaka</text:span></text:p>
            </table:table-cell>
            <table:table-cell table:style-name="Table6.A1" office:value-type="string">
              <text:p text:style-name="P12"><text:span text:style-name="T10">Naziv</text:span></text:p>
            </table:table-cell>
            <table:table-cell table:style-name="Table6.C1" office:value-type="string">
              <text:p text:style-name="P12"><text:span text:style-name="T10">Opis</text:span></text:p>
            </table:table-cell>
          </table:table-row>
          <table:table-row table:style-name="Table6.1">
            <table:table-cell table:style-name="Table6.A1" office:value-type="string">
              <text:p text:style-name="P12"><text:span text:style-name="T12">BF1</text:span></text:p>
            </table:table-cell>
            <table:table-cell table:style-name="Table6.A1" office:value-type="string">
              <text:p text:style-name="P12"><text:span text:style-name="T46">Pregled trenutnih klijenata</text:span></text:p>
            </table:table-cell>
            <table:table-cell table:style-name="Table6.C1" office:value-type="string">
              <text:p text:style-name="P12"><text:span text:style-name="T46">Aplikacija mora omogućiti pregled trenutnih klijenata.</text:span></text:p>
            </table:table-cell>
          </table:table-row>
          <table:table-row table:style-name="Table6.1">
            <table:table-cell table:style-name="Table6.A1" office:value-type="string">
              <text:p text:style-name="P12"><text:span text:style-name="T12">BF2</text:span></text:p>
            </table:table-cell>
            <table:table-cell table:style-name="Table6.A1" office:value-type="string">
              <text:p text:style-name="P12"><text:span text:style-name="T46">Pregled organizacija</text:span></text:p>
            </table:table-cell>
            <table:table-cell table:style-name="Table6.C1" office:value-type="string">
              <text:p text:style-name="P12"><text:span text:style-name="T46">Aplikacija mora omogućiti pregled organizacija.</text:span></text:p>
            </table:table-cell>
          </table:table-row>
          <table:table-row table:style-name="Table6.1">
            <table:table-cell table:style-name="Table6.A1" office:value-type="string">
              <text:p text:style-name="P12"><text:span text:style-name="T12">BF3</text:span></text:p>
            </table:table-cell>
            <table:table-cell table:style-name="Table6.A1" office:value-type="string">
              <text:p text:style-name="P12"><text:span text:style-name="T46">Dodavanje klijenata</text:span></text:p>
            </table:table-cell>
            <table:table-cell table:style-name="Table6.C1" office:value-type="string">
              <text:p text:style-name="P12"><text:span text:style-name="T46">Aplikacija mora omogućiti dodavanje novih klijenata.</text:span></text:p>
            </table:table-cell>
          </table:table-row>
          <table:table-row table:style-name="Table6.1">
            <table:table-cell table:style-name="Table6.A1" office:value-type="string">
              <text:p text:style-name="P12"><text:span text:style-name="T46">BF4</text:span></text:p>
            </table:table-cell>
            <table:table-cell table:style-name="Table6.A1" office:value-type="string">
              <text:p text:style-name="P12"><text:span text:style-name="T46">Dodavanje organizacija</text:span></text:p>
            </table:table-cell>
            <table:table-cell table:style-name="Table6.C1" office:value-type="string">
              <text:p text:style-name="P12"><text:span text:style-name="T46">Aplikacija mora omogućiti dodavanje novih organizacija.</text:span></text:p>
            </table:table-cell>
          </table:table-row>
        </table:table>
        <text:p text:style-name="P2"><text:soft-page-break/></text:p>
        <text:list xml:id="list144157953999359" text:continue-numbering="true" text:style-name="WWNum1">
          <text:list-item>
            <text:list>
              <text:list-item>
                <text:list>
                  <text:list-item>
                    <text:p text:style-name="P72"><text:bookmark text:name="_3qxki8dr38px"/>Obavezne osobine/funkcionalnosti</text:p>
                  </text:list-item>
                </text:list>
              </text:list-item>
            </text:list>
          </text:list-item>
        </text:list>
        <table:table table:name="Table7" table:style-name="Table7">
          <table:table-column table:style-name="Table7.A"/>
          <table:table-column table:style-name="Table7.B"/>
          <table:table-column table:style-name="Table7.C"/>
          <text:soft-page-break/>
          <table:table-row table:style-name="Table7.1">
            <table:table-cell table:style-name="Table7.A1" office:value-type="string">
              <text:p text:style-name="P12"><text:span text:style-name="T10">Oznaka</text:span></text:p>
            </table:table-cell>
            <table:table-cell table:style-name="Table7.A1" office:value-type="string">
              <text:p text:style-name="P12"><text:span text:style-name="T10">Naziv</text:span></text:p>
            </table:table-cell>
            <table:table-cell table:style-name="Table7.C1" office:value-type="string">
              <text:p text:style-name="P12"><text:span text:style-name="T10">Opis</text:span></text:p>
            </table:table-cell>
          </table:table-row>
          <table:table-row table:style-name="Table7.1">
            <table:table-cell table:style-name="Table7.A1" office:value-type="string">
              <text:p text:style-name="P12"><text:span text:style-name="T12">OF1</text:span></text:p>
            </table:table-cell>
            <table:table-cell table:style-name="Table7.A1" office:value-type="string">
              <text:p text:style-name="P12"><text:span text:style-name="T46">Izmjena klijenata</text:span></text:p>
            </table:table-cell>
            <table:table-cell table:style-name="Table7.C1" office:value-type="string">
              <text:p text:style-name="P12"><text:span text:style-name="T46">Aplikacija bi trebala omogućiti izmjenu podataka na postojećim klijentima.</text:span></text:p>
            </table:table-cell>
          </table:table-row>
          <table:table-row table:style-name="Table7.1">
            <table:table-cell table:style-name="Table7.A1" office:value-type="string">
              <text:p text:style-name="P12"><text:span text:style-name="T12">OF2</text:span></text:p>
            </table:table-cell>
            <table:table-cell table:style-name="Table7.A1" office:value-type="string">
              <text:p text:style-name="P12"><text:span text:style-name="T46">Izmjena organizacija</text:span></text:p>
            </table:table-cell>
            <table:table-cell table:style-name="Table7.C1" office:value-type="string">
              <text:p text:style-name="P12"><text:span text:style-name="T46">Aplikacija bi trebala omogućiti izmjenu podataka na postojećim organizacijama.</text:span></text:p>
            </table:table-cell>
          </table:table-row>
          <table:table-row table:style-name="Table7.1">
            <table:table-cell table:style-name="Table7.A1" office:value-type="string">
              <text:p text:style-name="P12"><text:span text:style-name="T12">OF3</text:span></text:p>
            </table:table-cell>
            <table:table-cell table:style-name="Table7.A1" office:value-type="string">
              <text:p text:style-name="P12"><text:span text:style-name="T46">Brisanje klijenata</text:span></text:p>
            </table:table-cell>
            <table:table-cell table:style-name="Table7.C1" office:value-type="string">
              <text:p text:style-name="P12"><text:span text:style-name="T46">Aplikacija bi trebala omogućiti brisanje klijenata.</text:span></text:p>
            </table:table-cell>
          </table:table-row>
          <table:table-row table:style-name="Table7.1">
            <table:table-cell table:style-name="Table7.A1" office:value-type="string">
              <text:p text:style-name="P12"><text:span text:style-name="T46">OF4</text:span></text:p>
            </table:table-cell>
            <table:table-cell table:style-name="Table7.A1" office:value-type="string">
              <text:p text:style-name="P12"><text:span text:style-name="T46">Birsanje organizacija</text:span></text:p>
            </table:table-cell>
            <table:table-cell table:style-name="Table7.C1" office:value-type="string">
              <text:p text:style-name="P12"><text:span text:style-name="T46">Aplikacija bi trebala omogućiti brisanje organizacija.</text:span></text:p>
            </table:table-cell>
          </table:table-row>
        </table:table>
        <text:p text:style-name="P2"><text:soft-page-break/></text:p>
        <text:list xml:id="list144159217649773" text:continue-numbering="true" text:style-name="WWNum1">
          <text:list-item>
            <text:list>
              <text:list-item>
                <text:list>
                  <text:list-item>
                    <text:p text:style-name="P72"><text:bookmark text:name="_k7e9dekggot2"/>Poželjne osobine/funkcionalnosti</text:p>
                  </text:list-item>
                </text:list>
              </text:list-item>
            </text:list>
          </text:list-item>
        </text:list>
        <table:table table:name="Table8" table:style-name="Table8">
          <table:table-column table:style-name="Table8.A"/>
          <table:table-column table:style-name="Table8.B"/>
          <table:table-column table:style-name="Table8.C"/>
          <text:soft-page-break/>
          <table:table-row table:style-name="Table8.1">
            <table:table-cell table:style-name="Table8.A1" office:value-type="string">
              <text:p text:style-name="P12"><text:span text:style-name="T10">Oznaka</text:span></text:p>
            </table:table-cell>
            <table:table-cell table:style-name="Table8.A1" office:value-type="string">
              <text:p text:style-name="P12"><text:span text:style-name="T10">Naziv</text:span></text:p>
            </table:table-cell>
            <table:table-cell table:style-name="Table8.C1" office:value-type="string">
              <text:p text:style-name="P12"><text:span text:style-name="T10">Opis</text:span></text:p>
            </table:table-cell>
          </table:table-row>
          <table:table-row table:style-name="Table8.1">
            <table:table-cell table:style-name="Table8.A1" office:value-type="string">
              <text:p text:style-name="P12"><text:span text:style-name="T12">PF1</text:span></text:p>
            </table:table-cell>
            <table:table-cell table:style-name="Table8.A1" office:value-type="string">
              <text:p text:style-name="P12"><text:span text:style-name="T46">Izvještaji za orgranizacije</text:span></text:p>
            </table:table-cell>
            <table:table-cell table:style-name="Table8.C1" office:value-type="string">
              <text:p text:style-name="P12"><text:span text:style-name="T46">Poželjno je da aplikacija omogućava prikaz raznih izvještaja za organizacije. Neki od tih izvještaja su razne statistike vezane za poslovanje organizacije.</text:span></text:p>
            </table:table-cell>
          </table:table-row>
          <table:table-row table:style-name="Table8.1">
            <table:table-cell table:style-name="Table8.A1" office:value-type="string">
              <text:p text:style-name="P12"><text:span text:style-name="T12">PF2</text:span></text:p>
            </table:table-cell>
            <table:table-cell table:style-name="Table8.A1" office:value-type="string">
              <text:p text:style-name="P12"><text:span text:style-name="T46">Izvještaji za klijente</text:span></text:p>
            </table:table-cell>
            <table:table-cell table:style-name="Table8.C1" office:value-type="string">
              <text:p text:style-name="P12"><text:span text:style-name="T46">Poželjno je da aplikacija omogućava prikaz raznih izvještaja o klijentima. Neki od tih izvještaja su broj klijenata i promjena broja klijenata.</text:span></text:p>
            </table:table-cell>
          </table:table-row>
        </table:table>
        <text:p text:style-name="P1"><text:soft-page-break/></text:p>
        <text:p text:style-name="P1"/>
        <text:p text:style-name="P1"/>
        <text:p text:style-name="P1"/>
        <text:p text:style-name="P1"/>
        <text:list xml:id="list144158228111315" text:continue-numbering="true" text:style-name="WWNum1">
          <text:list-item>
            <text:list>
              <text:list-item>
                <text:p text:style-name="P75"><text:bookmark text:name="_sx698dku1zsw"/>Matrica sljedivosti</text:p>
              </text:list-item>
            </text:list>
          </text:list-item>
        </text:list>
        <table:table table:name="Table9" table:style-name="Table9">
          <table:table-column table:style-name="Table9.A"/>
          <table:table-column table:style-name="Table9.B"/>
          <table:table-column table:style-name="Table9.C"/>
          <text:soft-page-break/>
          <table:table-row table:style-name="Table9.1">
            <table:table-cell table:style-name="Table9.A1" office:value-type="string">
              <text:p text:style-name="P22"/>
            </table:table-cell>
            <table:table-cell table:style-name="Table9.A1" office:value-type="string">
              <text:p text:style-name="P14"><text:span text:style-name="T23">Modul </text:span><text:span text:style-name="T59">za organizacije</text:span></text:p>
            </table:table-cell>
            <table:table-cell table:style-name="Table9.A1" office:value-type="string">
              <text:p text:style-name="P49"><text:span text:style-name="T59">Modul za klijente</text:span></text:p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BF1</text:span></text:p>
            </table:table-cell>
            <table:table-cell table:style-name="Table9.A1" office:value-type="string">
              <text:p text:style-name="P23"/>
            </table:table-cell>
            <table:table-cell table:style-name="Table9.A1" office:value-type="string">
              <text:p text:style-name="P49"><text:span text:style-name="T61">X</text:span></text:p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BF2</text:span></text:p>
            </table:table-cell>
            <table:table-cell table:style-name="Table9.A1" office:value-type="string">
              <text:p text:style-name="P14"><text:span text:style-name="T24">X</text:span></text:p>
            </table:table-cell>
            <table:table-cell table:style-name="Table9.A1" office:value-type="string">
              <text:p text:style-name="P56"/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BF3</text:span></text:p>
            </table:table-cell>
            <table:table-cell table:style-name="Table9.A1" office:value-type="string">
              <text:p text:style-name="P23"/>
            </table:table-cell>
            <table:table-cell table:style-name="Table9.A1" office:value-type="string">
              <text:p text:style-name="P49"><text:span text:style-name="T61">X</text:span></text:p>
            </table:table-cell>
          </table:table-row>
          <table:table-row table:style-name="Table9.1">
            <table:table-cell table:style-name="Table9.A1" office:value-type="string">
              <text:p text:style-name="P12"><text:span text:style-name="T61">BF4</text:span></text:p>
            </table:table-cell>
            <table:table-cell table:style-name="Table9.A1" office:value-type="string">
              <text:p text:style-name="P14"><text:span text:style-name="T61">X</text:span></text:p>
            </table:table-cell>
            <table:table-cell table:style-name="Table9.A1" office:value-type="string">
              <text:p text:style-name="P56"/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OF1</text:span></text:p>
            </table:table-cell>
            <table:table-cell table:style-name="Table9.A1" office:value-type="string">
              <text:p text:style-name="P23"/>
            </table:table-cell>
            <table:table-cell table:style-name="Table9.A1" office:value-type="string">
              <text:p text:style-name="P66"><text:span text:style-name="T61">X</text:span></text:p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OF2</text:span></text:p>
            </table:table-cell>
            <table:table-cell table:style-name="Table9.A1" office:value-type="string">
              <text:p text:style-name="P14"><text:span text:style-name="T61">X</text:span></text:p>
            </table:table-cell>
            <table:table-cell table:style-name="Table9.A1" office:value-type="string">
              <text:p text:style-name="P56"/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OF3</text:span></text:p>
            </table:table-cell>
            <table:table-cell table:style-name="Table9.A1" office:value-type="string">
              <text:p text:style-name="P23"/>
            </table:table-cell>
            <table:table-cell table:style-name="Table9.A1" office:value-type="string">
              <text:p text:style-name="P49"><text:span text:style-name="T61">X</text:span></text:p>
            </table:table-cell>
          </table:table-row>
          <table:table-row table:style-name="Table9.1">
            <table:table-cell table:style-name="Table9.A1" office:value-type="string">
              <text:p text:style-name="P12"><text:span text:style-name="T61">OF4</text:span></text:p>
            </table:table-cell>
            <table:table-cell table:style-name="Table9.A1" office:value-type="string">
              <text:p text:style-name="P14"><text:span text:style-name="T61">X</text:span></text:p>
            </table:table-cell>
            <table:table-cell table:style-name="Table9.A1" office:value-type="string">
              <text:p text:style-name="P56"/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PF1</text:span></text:p>
            </table:table-cell>
            <table:table-cell table:style-name="Table9.A1" office:value-type="string">
              <text:p text:style-name="P14"><text:span text:style-name="T61">X</text:span></text:p>
            </table:table-cell>
            <table:table-cell table:style-name="Table9.A1" office:value-type="string">
              <text:p text:style-name="P56"/>
            </table:table-cell>
          </table:table-row>
          <table:table-row table:style-name="Table9.1">
            <table:table-cell table:style-name="Table9.A1" office:value-type="string">
              <text:p text:style-name="P12"><text:span text:style-name="T24">PF2</text:span></text:p>
            </table:table-cell>
            <table:table-cell table:style-name="Table9.A1" office:value-type="string">
              <text:p text:style-name="P14"><text:span text:style-name="T61">X</text:span></text:p>
            </table:table-cell>
            <table:table-cell table:style-name="Table9.A1" office:value-type="string">
              <text:p text:style-name="P56"/>
            </table:table-cell>
          </table:table-row>
        </table:table>
        <text:p text:style-name="P5"><text:soft-page-break/></text:p>
        <text:p text:style-name="P5"/>
        <text:list xml:id="list144159240593017" text:continue-numbering="true" text:style-name="WWNum1">
          <text:list-item>
            <text:p text:style-name="P74"><text:bookmark text:name="_vrgsk9quw729"/>Razrađena struktura poslova (Work Breakdown Structure - WBS)</text:p>
          </text:list-item>
        </text:list>
        <text:p text:style-name="P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D"/>
          <table:table-column table:style-name="Table10.E"/>
          <table:table-column table:style-name="Table10.F"/>
          <table:table-column table:style-name="Table10.B"/>
          <table:table-column table:style-name="Table10.H"/>
          <text:soft-page-break/>
          <table:table-row table:style-name="Table10.1">
            <table:table-cell table:style-name="Table10.A1" table:number-columns-spanned="8" office:value-type="string">
              <text:p text:style-name="P14"><text:span text:style-name="T63">Moduli za organizacije i klijent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P15"><text:span text:style-name="T27">1.Upravljati projektom</text:span></text:p>
            </table:table-cell>
            <table:table-cell table:style-name="Table10.A2" office:value-type="string">
              <text:p text:style-name="P15"><text:span text:style-name="T27">2.Analizirati sistem</text:span></text:p>
            </table:table-cell>
            <table:table-cell table:style-name="Table10.A2" office:value-type="string">
              <text:p text:style-name="P15"><text:span text:style-name="T27">3.Razviti softver</text:span></text:p>
            </table:table-cell>
            <table:table-cell table:style-name="Table10.A2" office:value-type="string">
              <text:p text:style-name="P15"><text:span text:style-name="T27">4.Verificirati sistem</text:span></text:p>
            </table:table-cell>
            <table:table-cell table:style-name="Table10.A2" office:value-type="string">
              <text:p text:style-name="P15"><text:span text:style-name="T27">5.Validirati sistem</text:span></text:p>
            </table:table-cell>
            <table:table-cell table:style-name="Table10.A2" office:value-type="string">
              <text:p text:style-name="P15"><text:span text:style-name="T27">6.Upravljati konfiguracijom</text:span></text:p>
            </table:table-cell>
            <table:table-cell table:style-name="Table10.A2" office:value-type="string">
              <text:p text:style-name="P15"><text:span text:style-name="T27">7.Pripremiti dokumentaciju</text:span></text:p>
            </table:table-cell>
            <table:table-cell table:style-name="Table10.H2" office:value-type="string">
              <text:p text:style-name="P15"><text:span text:style-name="T27">8.Isporučiti sistem</text:span></text:p>
            </table:table-cell>
          </table:table-row>
          <table:table-row table:style-name="Table10.1">
            <table:table-cell table:style-name="Table10.A2" office:value-type="string">
              <text:p text:style-name="P15"><text:span text:style-name="T63">1.1. Inicijalizacija projekta</text:span></text:p>
            </table:table-cell>
            <table:table-cell table:style-name="Table10.A2" office:value-type="string">
              <text:p text:style-name="P15"><text:span text:style-name="T63">2.1. Prikupljanje funkcionalnih zahtjeva</text:span></text:p>
            </table:table-cell>
            <table:table-cell table:style-name="Table10.A2" office:value-type="string">
              <text:p text:style-name="P15"><text:span text:style-name="T63">3.1. Razvoj modula za organizacije</text:span></text:p>
            </table:table-cell>
            <table:table-cell table:style-name="Table10.A2" office:value-type="string">
              <text:p text:style-name="P15"><text:span text:style-name="T63">4.1. Unit testiranje</text:span></text:p>
            </table:table-cell>
            <table:table-cell table:style-name="Table10.A2" office:value-type="string">
              <text:p text:style-name="P15"><text:span text:style-name="T63">5.1. Poređenje sa originalnim zahtjevima</text:span></text:p>
            </table:table-cell>
            <table:table-cell table:style-name="Table10.A2" office:value-type="string">
              <text:p text:style-name="P15"><text:span text:style-name="T63">6.1. Podešavanje konfiguracije</text:span></text:p>
            </table:table-cell>
            <table:table-cell table:style-name="Table10.A2" office:value-type="string">
              <text:p text:style-name="P15"><text:span text:style-name="T63">7.1. Izrada dokumentacije</text:span></text:p>
            </table:table-cell>
            <table:table-cell table:style-name="Table10.H2" office:value-type="string">
              <text:p text:style-name="P15"><text:span text:style-name="T63">8.1. Isporuka aplikacija</text:span></text:p>
            </table:table-cell>
          </table:table-row>
          <table:table-row table:style-name="Table10.1">
            <table:table-cell table:style-name="Table10.A2" office:value-type="string">
              <text:p text:style-name="P15"><text:span text:style-name="T63">1.2. Planiranje projekta</text:span></text:p>
            </table:table-cell>
            <table:table-cell table:style-name="Table10.A2" office:value-type="string">
              <text:p text:style-name="P15"><text:span text:style-name="T63">2.2. Analiza problema i mogućih rješenja</text:span></text:p>
            </table:table-cell>
            <table:table-cell table:style-name="Table10.A2" office:value-type="string">
              <text:p text:style-name="P15"><text:span text:style-name="T63">3.1.1. Razvoj backenda za organizacije</text:span></text:p>
            </table:table-cell>
            <table:table-cell table:style-name="Table10.A2" office:value-type="string">
              <text:p text:style-name="P15"><text:span text:style-name="T63">4.2. Manuelno testiranje</text:span></text:p>
            </table:table-cell>
            <table:table-cell table:style-name="Table10.A2" office:value-type="string">
              <text:p text:style-name="P15"><text:span text:style-name="T63">5.2. Analiza ispunjenosti baznih i obaveznih funkcionalnosti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15"><text:span text:style-name="T63">7.2. Priprema prezentacije</text:span></text:p>
            </table:table-cell>
            <table:table-cell table:style-name="Table10.H2" office:value-type="string">
              <text:p text:style-name="P15"><text:span text:style-name="T63">8.2. Isporuka dokumentacije</text:span></text:p>
            </table:table-cell>
          </table:table-row>
          <table:table-row table:style-name="Table10.1">
            <table:table-cell table:style-name="Table10.A2" office:value-type="string">
              <text:p text:style-name="P15"><text:span text:style-name="T63">1.3. Kontrola projekta</text:span></text:p>
            </table:table-cell>
            <table:table-cell table:style-name="Table10.A2" office:value-type="string">
              <text:p text:style-name="P15"><text:span text:style-name="T63">2.3. Izrada plana razvoja</text:span></text:p>
            </table:table-cell>
            <table:table-cell table:style-name="Table10.A2" office:value-type="string">
              <text:p text:style-name="P15"><text:span text:style-name="T63">3.1.2. Razvoj frontenda za organizacije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H2" office:value-type="string">
              <text:p text:style-name="P15"><text:span text:style-name="T63">8.3. Prezentacija</text:span></text:p>
            </table:table-cell>
          </table:table-row>
          <table:table-row table:style-name="Table10.1">
            <table:table-cell table:style-name="Table10.A2" office:value-type="string">
              <text:p text:style-name="P15"><text:span text:style-name="T63">1.4. Izvršenje projekta</text:span></text:p>
            </table:table-cell>
            <table:table-cell table:style-name="Table10.A2" office:value-type="string">
              <text:p text:style-name="P15"><text:span text:style-name="T63">2.3.1. Podjela modula</text:span></text:p>
            </table:table-cell>
            <table:table-cell table:style-name="Table10.A2" office:value-type="string">
              <text:p text:style-name="P15"><text:span text:style-name="T63">3.1.3. Povezivanje organizacija sa drugim modulima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H2" office:value-type="string">
              <text:p text:style-name="P27"/>
            </table:table-cell>
          </table:table-row>
          <table:table-row table:style-name="Table10.1">
            <table:table-cell table:style-name="Table10.A2" office:value-type="string">
              <text:p text:style-name="P15"><text:span text:style-name="T63">1.5. Zatvaranje projekta</text:span></text:p>
            </table:table-cell>
            <table:table-cell table:style-name="Table10.A2" office:value-type="string">
              <text:p text:style-name="P15"><text:span text:style-name="T63">2.3.2. Podjela rada izmjeđu inženjera</text:span></text:p>
            </table:table-cell>
            <table:table-cell table:style-name="Table10.A2" office:value-type="string">
              <text:p text:style-name="P15"><text:span text:style-name="T63">3.2. Razvoj modula za klijente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H2" office:value-type="string">
              <text:p text:style-name="P27"/>
            </table:table-cell>
          </table:table-row>
          <table:table-row table:style-name="Table10.1">
            <table:table-cell table:style-name="Table10.A2" office:value-type="string">
              <text:p text:style-name="P33"/>
            </table:table-cell>
            <table:table-cell table:style-name="Table10.A2" office:value-type="string">
              <text:p text:style-name="P15"><text:span text:style-name="T63">2.3.3. Procjena potrebnog vremena</text:span></text:p>
            </table:table-cell>
            <table:table-cell table:style-name="Table10.A2" office:value-type="string">
              <text:p text:style-name="P15"><text:span text:style-name="T63">3.2.1. Razvoj backenda za klijente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H2" office:value-type="string">
              <text:p text:style-name="P27"/>
            </table:table-cell>
          </table:table-row>
          <table:table-row table:style-name="Table10.1">
            <table:table-cell table:style-name="Table10.A2" office:value-type="string">
              <text:p text:style-name="P33"/>
            </table:table-cell>
            <table:table-cell table:style-name="Table10.A2" office:value-type="string">
              <text:p text:style-name="P33"/>
            </table:table-cell>
            <table:table-cell table:style-name="Table10.A2" office:value-type="string">
              <text:p text:style-name="P15"><text:span text:style-name="T63">3.2.2. Razvoj frontenda za klijente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H2" office:value-type="string">
              <text:p text:style-name="P27"/>
            </table:table-cell>
          </table:table-row>
          <table:table-row table:style-name="Table10.1">
            <table:table-cell table:style-name="Table10.A2" office:value-type="string">
              <text:p text:style-name="P33"/>
            </table:table-cell>
            <table:table-cell table:style-name="Table10.A2" office:value-type="string">
              <text:p text:style-name="P33"/>
            </table:table-cell>
            <table:table-cell table:style-name="Table10.A2" office:value-type="string">
              <text:p text:style-name="P15"><text:span text:style-name="T63">3.2.3. Povezivanje klijenata sa drugim modulima</text:span></text:p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A2" office:value-type="string">
              <text:p text:style-name="P27"/>
            </table:table-cell>
            <table:table-cell table:style-name="Table10.H2" office:value-type="string">
              <text:p text:style-name="P27"/>
            </table:table-cell>
          </table:table-row>
        </table:table>
        <text:p text:style-name="P6"><text:soft-page-break/></text:p>
        <text:list xml:id="list144159149575443" text:continue-numbering="true" text:style-name="WWNum1">
          <text:list-item>
            <text:p text:style-name="P74"><text:bookmark text:name="_qti2v88t6wef"/>Procjene vezane za realizaciju projekta</text:p>
            <text:list>
              <text:list-item>
                <text:p text:style-name="P75"><text:bookmark text:name="_9k4hhloqjc8m"/>Procjene</text:p>
              </text:list-item>
            </text:list>
          </text:list-item>
        </text:list>
        <text:p text:style-name="P5"/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row table:style-name="Table11.1">
            <table:table-cell table:style-name="Table11.A1" office:value-type="string">
              <text:p text:style-name="P12"><text:span text:style-name="T23">Oznaka</text:span></text:p>
            </table:table-cell>
            <table:table-cell table:style-name="Table11.A1" table:number-columns-spanned="3" office:value-type="string">
              <text:p text:style-name="P12"><text:span text:style-name="T23">Faktor</text:span></text:p>
            </table:table-cell>
            <table:covered-table-cell/>
            <table:covered-table-cell/>
            <table:table-cell table:style-name="Table11.E1" office:value-type="string">
              <text:p text:style-name="P12"><text:span text:style-name="T23">Komentar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A</text:span></text:p>
            </table:table-cell>
            <table:table-cell table:style-name="Table11.A1" table:number-columns-spanned="3" office:value-type="string">
              <text:p text:style-name="P12"><text:span text:style-name="T23">Projektni faktori</text:span></text:p>
            </table:table-cell>
            <table:covered-table-cell/>
            <table:covered-table-cell/>
            <table:table-cell table:style-name="Table11.E1" office:value-type="string">
              <text:p text:style-name="P26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A1</text:span></text:p>
            </table:table-cell>
            <table:table-cell table:style-name="Table11.A1" office:value-type="string">
              <text:p text:style-name="P12"><text:span text:style-name="T24">Veličina projekta</text:span></text:p>
            </table:table-cell>
            <table:table-cell table:style-name="Table11.A1" office:value-type="string">
              <text:p text:style-name="P16"><text:span text:style-name="T25">100</text:span></text:p>
            </table:table-cell>
            <table:table-cell table:style-name="Table11.A1" office:value-type="string">
              <text:p text:style-name="P12"><text:span text:style-name="T25">softverskih jedinica</text:span></text:p>
            </table:table-cell>
            <table:table-cell table:style-name="Table11.E1" office:value-type="string">
              <text:p text:style-name="P24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A2</text:span></text:p>
            </table:table-cell>
            <table:table-cell table:style-name="Table11.A1" office:value-type="string">
              <text:p text:style-name="P12"><text:span text:style-name="T24">Rok završetka</text:span></text:p>
            </table:table-cell>
            <table:table-cell table:style-name="Table11.A1" office:value-type="string">
              <text:p text:style-name="P16"><text:span text:style-name="T24">3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24">trajanje semestra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A3</text:span></text:p>
            </table:table-cell>
            <table:table-cell table:style-name="Table11.A1" office:value-type="string">
              <text:p text:style-name="P12"><text:span text:style-name="T24">Cijena rada (bruto)</text:span></text:p>
            </table:table-cell>
            <table:table-cell table:style-name="Table11.A1" office:value-type="string">
              <text:p text:style-name="P16"><text:span text:style-name="T24">2500</text:span></text:p>
            </table:table-cell>
            <table:table-cell table:style-name="Table11.A1" office:value-type="string">
              <text:p text:style-name="P12"><text:span text:style-name="T24">KM/inžinjer-mjesec</text:span></text:p>
            </table:table-cell>
            <table:table-cell table:style-name="Table11.E1" office:value-type="string">
              <text:p text:style-name="P12"><text:span text:style-name="T24">pretpostavljena bruto plata inžinjera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B</text:span></text:p>
            </table:table-cell>
            <table:table-cell table:style-name="Table11.A1" table:number-columns-spanned="3" office:value-type="string">
              <text:p text:style-name="P12"><text:span text:style-name="T23">Organizacijski faktori (na bazi iskustva)</text:span></text:p>
            </table:table-cell>
            <table:covered-table-cell/>
            <table:covered-table-cell/>
            <table:table-cell table:style-name="Table11.E1" office:value-type="string">
              <text:p text:style-name="P26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B1</text:span></text:p>
            </table:table-cell>
            <table:table-cell table:style-name="Table11.A1" office:value-type="string">
              <text:p text:style-name="P12"><text:span text:style-name="T24">Analiza i dizajn - rad</text:span></text:p>
            </table:table-cell>
            <table:table-cell table:style-name="Table11.A1" office:value-type="string">
              <text:p text:style-name="P16"><text:span text:style-name="T24">2</text:span><text:span text:style-name="T61">7</text:span></text:p>
            </table:table-cell>
            <table:table-cell table:style-name="Table11.A1" office:value-type="string">
              <text:p text:style-name="P12"><text:span text:style-name="T24">%</text:span></text:p>
            </table:table-cell>
            <table:table-cell table:style-name="Table11.E1" office:value-type="string">
              <text:p text:style-name="P22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B2</text:span></text:p>
            </table:table-cell>
            <table:table-cell table:style-name="Table11.A1" office:value-type="string">
              <text:p text:style-name="P12"><text:span text:style-name="T24">Konstrukcija softvera - rad</text:span></text:p>
            </table:table-cell>
            <table:table-cell table:style-name="Table11.A1" office:value-type="string">
              <text:p text:style-name="P16"><text:span text:style-name="T61">57</text:span></text:p>
            </table:table-cell>
            <table:table-cell table:style-name="Table11.A1" office:value-type="string">
              <text:p text:style-name="P12"><text:span text:style-name="T24">%</text:span></text:p>
            </table:table-cell>
            <table:table-cell table:style-name="Table11.E1" office:value-type="string">
              <text:p text:style-name="P22"/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23">B3</text:span></text:p>
            </table:table-cell>
            <table:table-cell table:style-name="Table11.A1" office:value-type="string">
              <text:p text:style-name="P12"><text:span text:style-name="T24">Integracija i testiranje - rad</text:span></text:p>
            </table:table-cell>
            <table:table-cell table:style-name="Table11.A1" office:value-type="string">
              <text:p text:style-name="P16"><text:span text:style-name="T24">1</text:span><text:span text:style-name="T61">6</text:span></text:p>
            </table:table-cell>
            <table:table-cell table:style-name="Table11.A1" office:value-type="string">
              <text:p text:style-name="P12"><text:span text:style-name="T24">%</text:span></text:p>
            </table:table-cell>
            <table:table-cell table:style-name="Table11.E1" office:value-type="string">
              <text:p text:style-name="P22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B4</text:span></text:p>
            </table:table-cell>
            <table:table-cell table:style-name="Table11.A1" office:value-type="string">
              <text:p text:style-name="P12"><text:span text:style-name="T24">Analiza i dizajn - vrijeme</text:span></text:p>
            </table:table-cell>
            <table:table-cell table:style-name="Table11.A1" office:value-type="string">
              <text:p text:style-name="P16"><text:span text:style-name="T24">30</text:span></text:p>
            </table:table-cell>
            <table:table-cell table:style-name="Table11.A1" office:value-type="string">
              <text:p text:style-name="P12"><text:span text:style-name="T24">%</text:span></text:p>
            </table:table-cell>
            <table:table-cell table:style-name="Table11.E1" office:value-type="string">
              <text:p text:style-name="P22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B5</text:span></text:p>
            </table:table-cell>
            <table:table-cell table:style-name="Table11.A1" office:value-type="string">
              <text:p text:style-name="P12"><text:span text:style-name="T24">Konstrukcija softvera - vrijeme</text:span></text:p>
            </table:table-cell>
            <table:table-cell table:style-name="Table11.A1" office:value-type="string">
              <text:p text:style-name="P16"><text:span text:style-name="T24">50</text:span></text:p>
            </table:table-cell>
            <table:table-cell table:style-name="Table11.A1" office:value-type="string">
              <text:p text:style-name="P12"><text:span text:style-name="T24">%</text:span></text:p>
            </table:table-cell>
            <table:table-cell table:style-name="Table11.E1" office:value-type="string">
              <text:p text:style-name="P22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B6</text:span></text:p>
            </table:table-cell>
            <table:table-cell table:style-name="Table11.A1" office:value-type="string">
              <text:p text:style-name="P12"><text:span text:style-name="T24">Integracija i testiranje - vrijeme</text:span></text:p>
            </table:table-cell>
            <table:table-cell table:style-name="Table11.A1" office:value-type="string">
              <text:p text:style-name="P16"><text:span text:style-name="T24">20</text:span></text:p>
            </table:table-cell>
            <table:table-cell table:style-name="Table11.A1" office:value-type="string">
              <text:p text:style-name="P12"><text:span text:style-name="T24">%</text:span></text:p>
            </table:table-cell>
            <table:table-cell table:style-name="Table11.E1" office:value-type="string">
              <text:p text:style-name="P22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C</text:span></text:p>
            </table:table-cell>
            <table:table-cell table:style-name="Table11.A1" table:number-columns-spanned="3" office:value-type="string">
              <text:p text:style-name="P12"><text:span text:style-name="T23">Modifikatori procjene (trebali bi biti u rasponu 0,8 do 1,2)</text:span></text:p>
            </table:table-cell>
            <table:covered-table-cell/>
            <table:covered-table-cell/>
            <table:table-cell table:style-name="Table11.E1" office:value-type="string">
              <text:p text:style-name="P26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C1</text:span></text:p>
            </table:table-cell>
            <table:table-cell table:style-name="Table11.A1" office:value-type="string">
              <text:p text:style-name="P12"><text:span text:style-name="T62">Obaveze van projekta</text:span></text:p>
            </table:table-cell>
            <table:table-cell table:style-name="Table11.A1" office:value-type="string">
              <text:p text:style-name="P16"><text:span text:style-name="T62">1,2</text:span></text:p>
            </table:table-cell>
            <table:table-cell table:style-name="Table11.A1" office:value-type="string">
              <text:p text:style-name="P25"/>
            </table:table-cell>
            <table:table-cell table:style-name="Table11.E1" office:value-type="string">
              <text:p text:style-name="P12"><text:span text:style-name="T62">Nemogućnost stopostotne posvećenosti projektu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C2</text:span></text:p>
            </table:table-cell>
            <table:table-cell table:style-name="Table11.A1" office:value-type="string">
              <text:p text:style-name="P12"><text:span text:style-name="T62">Sposobnosti članova tima</text:span></text:p>
            </table:table-cell>
            <table:table-cell table:style-name="Table11.A1" office:value-type="string">
              <text:p text:style-name="P16"><text:span text:style-name="T62">1,1</text:span></text:p>
            </table:table-cell>
            <table:table-cell table:style-name="Table11.A1" office:value-type="string">
              <text:p text:style-name="P25"/>
            </table:table-cell>
            <table:table-cell table:style-name="Table11.E1" office:value-type="string">
              <text:p text:style-name="P12"><text:span text:style-name="T62">Prosjek sposobnosti članova tima (poznavanje tehnologije, vještine)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60">C3</text:span></text:p>
            </table:table-cell>
            <table:table-cell table:style-name="Table11.A1" office:value-type="string">
              <text:p text:style-name="P12"><text:span text:style-name="T62">Komunikacija unutar tima</text:span></text:p>
            </table:table-cell>
            <table:table-cell table:style-name="Table11.A1" office:value-type="string">
              <text:p text:style-name="P16"><text:span text:style-name="T62">1</text:span></text:p>
            </table:table-cell>
            <table:table-cell table:style-name="Table11.A1" office:value-type="string">
              <text:p text:style-name="P25"/>
            </table:table-cell>
            <table:table-cell table:style-name="Table11.E1" office:value-type="string">
              <text:p text:style-name="P12"><text:span text:style-name="T62">Srednje visok koeficijent ukazuje da, zbog obaveza van projekta, najbolja komunikacija unutar tima nije uvijek uspostavljana </text:span></text:p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60">C4</text:span></text:p>
            </table:table-cell>
            <table:table-cell table:style-name="Table11.A1" office:value-type="string">
              <text:p text:style-name="P12"><text:span text:style-name="T62">Komunikacija sa ostalim timovima</text:span></text:p>
            </table:table-cell>
            <table:table-cell table:style-name="Table11.A1" office:value-type="string">
              <text:p text:style-name="P16"><text:span text:style-name="T62">1</text:span></text:p>
            </table:table-cell>
            <table:table-cell table:style-name="Table11.A1" office:value-type="string">
              <text:p text:style-name="P25"/>
            </table:table-cell>
            <table:table-cell table:style-name="Table11.E1" office:value-type="string">
              <text:p text:style-name="P12"><text:span text:style-name="T62">Visok koeficijent radi velike ovisnosti od rada drugih timova 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CU</text:span></text:p>
            </table:table-cell>
            <table:table-cell table:style-name="Table11.A1" office:value-type="string">
              <text:p text:style-name="P12"><text:span text:style-name="T25">Ukupni modifikator procjene</text:span></text:p>
            </table:table-cell>
            <table:table-cell table:style-name="Table11.A1" office:value-type="string">
              <text:p text:style-name="P16"><text:span text:style-name="T64">1,32</text:span></text:p>
            </table:table-cell>
            <table:table-cell table:style-name="Table11.A1" office:value-type="string">
              <text:p text:style-name="P25"/>
            </table:table-cell>
            <table:table-cell table:style-name="Table11.E1" office:value-type="string">
              <text:p text:style-name="P12"><text:span text:style-name="T33">CU</text:span><text:span text:style-name="T35">=</text:span><text:span text:style-name="T33">C1</text:span><text:span text:style-name="T35">*</text:span><text:span text:style-name="T33">C2</text:span><text:span text:style-name="T35">*</text:span><text:span text:style-name="T66">C3*C4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D</text:span></text:p>
            </table:table-cell>
            <table:table-cell table:style-name="Table11.A1" table:number-columns-spanned="3" office:value-type="string">
              <text:p text:style-name="P12"><text:span text:style-name="T23">Procjene razvoja</text:span></text:p>
            </table:table-cell>
            <table:covered-table-cell/>
            <table:covered-table-cell/>
            <table:table-cell table:style-name="Table11.E1" office:value-type="string">
              <text:p text:style-name="P26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D1</text:span></text:p>
            </table:table-cell>
            <table:table-cell table:style-name="Table11.A1" office:value-type="string">
              <text:p text:style-name="P12"><text:span text:style-name="T24">Rad</text:span></text:p>
            </table:table-cell>
            <table:table-cell table:style-name="Table11.A1" office:value-type="string">
              <text:p text:style-name="P16"><text:span text:style-name="T61">30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24">60% ukupnog rada </text:span><text:span text:style-name="T34">D1</text:span><text:span text:style-name="T36">=0,03*(2,5*</text:span><text:span text:style-name="T34">A1</text:span><text:span text:style-name="T36">^1,25)*</text:span><text:span text:style-name="T34">CU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D2</text:span></text:p>
            </table:table-cell>
            <table:table-cell table:style-name="Table11.A1" office:value-type="string">
              <text:p text:style-name="P12"><text:span text:style-name="T24">Vrijeme</text:span></text:p>
            </table:table-cell>
            <table:table-cell table:style-name="Table11.A1" office:value-type="string">
              <text:p text:style-name="P16"><text:span text:style-name="T24">2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24">75% roka završetka</text:span></text:p>
              <text:p text:style-name="P12"><text:span text:style-name="T34">D2</text:span><text:span text:style-name="T36">=0,75*</text:span><text:span text:style-name="T34">A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D3</text:span></text:p>
            </table:table-cell>
            <table:table-cell table:style-name="Table11.A1" office:value-type="string">
              <text:p text:style-name="P12"><text:span text:style-name="T24">Cijena</text:span></text:p>
            </table:table-cell>
            <table:table-cell table:style-name="Table11.A1" office:value-type="string">
              <text:p text:style-name="P16"><text:span text:style-name="T65">75.000</text:span></text:p>
            </table:table-cell>
            <table:table-cell table:style-name="Table11.A1" office:value-type="string">
              <text:p text:style-name="P12"><text:span text:style-name="T24">KM</text:span></text:p>
            </table:table-cell>
            <table:table-cell table:style-name="Table11.E1" office:value-type="string">
              <text:p text:style-name="P12"><text:span text:style-name="T34">D3=D1</text:span><text:span text:style-name="T36">*</text:span><text:span text:style-name="T34">A3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E</text:span></text:p>
            </table:table-cell>
            <table:table-cell table:style-name="Table11.A1" table:number-columns-spanned="3" office:value-type="string">
              <text:p text:style-name="P12"><text:span text:style-name="T23">Raščlanjivanje rada na razvoju</text:span></text:p>
            </table:table-cell>
            <table:covered-table-cell/>
            <table:covered-table-cell/>
            <table:table-cell table:style-name="Table11.E1" office:value-type="string">
              <text:p text:style-name="P22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E1</text:span></text:p>
            </table:table-cell>
            <table:table-cell table:style-name="Table11.A1" office:value-type="string">
              <text:p text:style-name="P12"><text:span text:style-name="T24">Analiza i dizajn</text:span></text:p>
            </table:table-cell>
            <table:table-cell table:style-name="Table11.A1" office:value-type="string">
              <text:p text:style-name="P16"><text:span text:style-name="T61">8.1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E1</text:span><text:span text:style-name="T36">=</text:span><text:span text:style-name="T34">D1</text:span><text:span text:style-name="T36">*</text:span><text:span text:style-name="T34">B1</text:span><text:span text:style-name="T36">/100</text:span></text:p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23">E2</text:span></text:p>
            </table:table-cell>
            <table:table-cell table:style-name="Table11.A1" office:value-type="string">
              <text:p text:style-name="P12"><text:span text:style-name="T24">Konstrukcija softvera</text:span></text:p>
            </table:table-cell>
            <table:table-cell table:style-name="Table11.A1" office:value-type="string">
              <text:p text:style-name="P16"><text:span text:style-name="T24">1</text:span><text:span text:style-name="T61">7.1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E2</text:span><text:span text:style-name="T36">=</text:span><text:span text:style-name="T34">D1</text:span><text:span text:style-name="T36">*</text:span><text:span text:style-name="T34">B2</text:span><text:span text:style-name="T36">/100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E3</text:span></text:p>
            </table:table-cell>
            <table:table-cell table:style-name="Table11.A1" office:value-type="string">
              <text:p text:style-name="P12"><text:span text:style-name="T24">Integracija i testiranje</text:span></text:p>
            </table:table-cell>
            <table:table-cell table:style-name="Table11.A1" office:value-type="string">
              <text:p text:style-name="P16"><text:span text:style-name="T61">4.8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E2</text:span><text:span text:style-name="T36">=</text:span><text:span text:style-name="T34">D1</text:span><text:span text:style-name="T36">*</text:span><text:span text:style-name="T34">B3</text:span><text:span text:style-name="T36">/100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F</text:span></text:p>
            </table:table-cell>
            <table:table-cell table:style-name="Table11.A1" table:number-columns-spanned="3" office:value-type="string">
              <text:p text:style-name="P12"><text:span text:style-name="T23">Raščlanjivanje vremena razvoja</text:span></text:p>
            </table:table-cell>
            <table:covered-table-cell/>
            <table:covered-table-cell/>
            <table:table-cell table:style-name="Table11.E1" office:value-type="string">
              <text:p text:style-name="P26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F1</text:span></text:p>
            </table:table-cell>
            <table:table-cell table:style-name="Table11.A1" office:value-type="string">
              <text:p text:style-name="P12"><text:span text:style-name="T24">Analiza i dizajn</text:span></text:p>
            </table:table-cell>
            <table:table-cell table:style-name="Table11.A1" office:value-type="string">
              <text:p text:style-name="P16"><text:span text:style-name="T24">0.6</text:span><text:span text:style-name="T61">0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F1</text:span><text:span text:style-name="T36">=</text:span><text:span text:style-name="T34">D2</text:span><text:span text:style-name="T36">*</text:span><text:span text:style-name="T34">B4</text:span><text:span text:style-name="T36">/100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F2</text:span></text:p>
            </table:table-cell>
            <table:table-cell table:style-name="Table11.A1" office:value-type="string">
              <text:p text:style-name="P12"><text:span text:style-name="T24">Konstrukcija softvera</text:span></text:p>
            </table:table-cell>
            <table:table-cell table:style-name="Table11.A1" office:value-type="string">
              <text:p text:style-name="P16"><text:span text:style-name="T61">1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F2</text:span><text:span text:style-name="T36">=</text:span><text:span text:style-name="T34">D2</text:span><text:span text:style-name="T36">*</text:span><text:span text:style-name="T34">B5</text:span><text:span text:style-name="T36">/100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F3</text:span></text:p>
            </table:table-cell>
            <table:table-cell table:style-name="Table11.A1" office:value-type="string">
              <text:p text:style-name="P12"><text:span text:style-name="T24">Integracija i testiranje</text:span></text:p>
            </table:table-cell>
            <table:table-cell table:style-name="Table11.A1" office:value-type="string">
              <text:p text:style-name="P16"><text:span text:style-name="T24">0.4</text:span><text:span text:style-name="T61">0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F2</text:span><text:span text:style-name="T36">=</text:span><text:span text:style-name="T34">D2</text:span><text:span text:style-name="T36">*</text:span><text:span text:style-name="T34">B6</text:span><text:span text:style-name="T36">/100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FU</text:span></text:p>
            </table:table-cell>
            <table:table-cell table:style-name="Table11.A1" office:value-type="string">
              <text:p text:style-name="P12"><text:span text:style-name="T24">Ukupno - raspored</text:span></text:p>
            </table:table-cell>
            <table:table-cell table:style-name="Table11.A1" office:value-type="string">
              <text:p text:style-name="P16"><text:span text:style-name="T24">2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FU</text:span><text:span text:style-name="T36">=</text:span><text:span text:style-name="T34">F1</text:span><text:span text:style-name="T36">+</text:span><text:span text:style-name="T34">F2</text:span><text:span text:style-name="T36">+</text:span><text:span text:style-name="T34">F3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G</text:span></text:p>
            </table:table-cell>
            <table:table-cell table:style-name="Table11.A1" table:number-columns-spanned="3" office:value-type="string">
              <text:p text:style-name="P12"><text:span text:style-name="T23">Inžinjerski resursi</text:span></text:p>
            </table:table-cell>
            <table:covered-table-cell/>
            <table:covered-table-cell/>
            <table:table-cell table:style-name="Table11.E1" office:value-type="string">
              <text:p text:style-name="P29"/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23">G1</text:span></text:p>
            </table:table-cell>
            <table:table-cell table:style-name="Table11.A1" office:value-type="string">
              <text:p text:style-name="P12"><text:span text:style-name="T24">Analiza i dizajn</text:span></text:p>
            </table:table-cell>
            <table:table-cell table:style-name="Table11.A1" office:value-type="string">
              <text:p text:style-name="P16"><text:span text:style-name="T61">13.5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G1</text:span><text:span text:style-name="T36">=</text:span><text:span text:style-name="T34">E1/F1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G2</text:span></text:p>
            </table:table-cell>
            <table:table-cell table:style-name="Table11.A1" office:value-type="string">
              <text:p text:style-name="P12"><text:span text:style-name="T24">Konstrukcija softvera</text:span></text:p>
            </table:table-cell>
            <table:table-cell table:style-name="Table11.A1" office:value-type="string">
              <text:p text:style-name="P16"><text:span text:style-name="T61">17.1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G2</text:span><text:span text:style-name="T36">=</text:span><text:span text:style-name="T34">E2/F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G3</text:span></text:p>
            </table:table-cell>
            <table:table-cell table:style-name="Table11.A1" office:value-type="string">
              <text:p text:style-name="P12"><text:span text:style-name="T24">Integracija i testiranje</text:span></text:p>
            </table:table-cell>
            <table:table-cell table:style-name="Table11.A1" office:value-type="string">
              <text:p text:style-name="P16"><text:span text:style-name="T61">12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G3</text:span><text:span text:style-name="T36">=</text:span><text:span text:style-name="T34">E3/F3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H</text:span></text:p>
            </table:table-cell>
            <table:table-cell table:style-name="Table11.A1" table:number-columns-spanned="3" office:value-type="string">
              <text:p text:style-name="P12"><text:span text:style-name="T23">Raščlanjivanje dodatnog vremena (ne sadrži skriveni dio rezervnog vremena - contingency time)</text:span></text:p>
            </table:table-cell>
            <table:covered-table-cell/>
            <table:covered-table-cell/>
            <table:table-cell table:style-name="Table11.E1" office:value-type="string">
              <text:p text:style-name="P30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H1</text:span></text:p>
            </table:table-cell>
            <table:table-cell table:style-name="Table11.A1" office:value-type="string">
              <text:p text:style-name="P12"><text:span text:style-name="T24">Verifikacija i validacija</text:span></text:p>
            </table:table-cell>
            <table:table-cell table:style-name="Table11.A1" office:value-type="string">
              <text:p text:style-name="P16"><text:span text:style-name="T24">0.5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H1</text:span><text:span text:style-name="T36">=0,167*</text:span><text:span text:style-name="T34">A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H2</text:span></text:p>
            </table:table-cell>
            <table:table-cell table:style-name="Table11.A1" office:value-type="string">
              <text:p text:style-name="P12"><text:span text:style-name="T24">Instalacija</text:span></text:p>
            </table:table-cell>
            <table:table-cell table:style-name="Table11.A1" office:value-type="string">
              <text:p text:style-name="P16"><text:span text:style-name="T24">0.25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H2</text:span><text:span text:style-name="T36">=0,0835*</text:span><text:span text:style-name="T34">A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H3</text:span></text:p>
            </table:table-cell>
            <table:table-cell table:style-name="Table11.A1" office:value-type="string">
              <text:p text:style-name="P12"><text:span text:style-name="T24">Upravljanje projektom, CM, ...</text:span></text:p>
            </table:table-cell>
            <table:table-cell table:style-name="Table11.A1" office:value-type="string">
              <text:p text:style-name="P16"><text:span text:style-name="T24">3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H3</text:span><text:span text:style-name="T36">=</text:span><text:span text:style-name="T34">A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I</text:span></text:p>
            </table:table-cell>
            <table:table-cell table:style-name="Table11.A1" table:number-columns-spanned="3" office:value-type="string">
              <text:p text:style-name="P12"><text:span text:style-name="T23">UKUPNI RAD NA PROJEKTU</text:span></text:p>
            </table:table-cell>
            <table:covered-table-cell/>
            <table:covered-table-cell/>
            <table:table-cell table:style-name="Table11.E1" office:value-type="string">
              <text:p text:style-name="P29"/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23">I1</text:span></text:p>
            </table:table-cell>
            <table:table-cell table:style-name="Table11.A1" office:value-type="string">
              <text:p text:style-name="P12"><text:span text:style-name="T24">Razvoj</text:span></text:p>
            </table:table-cell>
            <table:table-cell table:style-name="Table11.A1" office:value-type="string">
              <text:p text:style-name="P16"><text:span text:style-name="T61">30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I1</text:span><text:span text:style-name="T36">=</text:span><text:span text:style-name="T34">D1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I2</text:span></text:p>
            </table:table-cell>
            <table:table-cell table:style-name="Table11.A1" office:value-type="string">
              <text:p text:style-name="P12"><text:span text:style-name="T24">Dodatni rad</text:span></text:p>
            </table:table-cell>
            <table:table-cell table:style-name="Table11.A1" office:value-type="string">
              <text:p text:style-name="P16"><text:span text:style-name="T61">20.1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I2</text:span><text:span text:style-name="T36">=0,67*</text:span><text:span text:style-name="T34">D1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IU</text:span></text:p>
            </table:table-cell>
            <table:table-cell table:style-name="Table11.A1" office:value-type="string">
              <text:p text:style-name="P12"><text:span text:style-name="T24">Ukupni rad</text:span></text:p>
            </table:table-cell>
            <table:table-cell table:style-name="Table11.A1" office:value-type="string">
              <text:p text:style-name="P16"><text:span text:style-name="T61">50.1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IU</text:span><text:span text:style-name="T36">=</text:span><text:span text:style-name="T34">I1</text:span><text:span text:style-name="T36">+</text:span><text:span text:style-name="T34">I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J</text:span></text:p>
            </table:table-cell>
            <table:table-cell table:style-name="Table11.A1" table:number-columns-spanned="3" office:value-type="string">
              <text:p text:style-name="P12"><text:span text:style-name="T23">Raščlanjivanje dodatnog rada (Dodano je skrivenih 10% rezervnog budžeta - contingency budget. Razvoj je 60% ukupnog rada a od preostalih 40% dio od 30% se odnosi na dodatni rad.)</text:span></text:p>
            </table:table-cell>
            <table:covered-table-cell/>
            <table:covered-table-cell/>
            <table:table-cell table:style-name="Table11.E1" office:value-type="string">
              <text:p text:style-name="P29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J1</text:span></text:p>
            </table:table-cell>
            <table:table-cell table:style-name="Table11.A1" office:value-type="string">
              <text:p text:style-name="P12"><text:span text:style-name="T24">Upravljanje projektom</text:span></text:p>
            </table:table-cell>
            <table:table-cell table:style-name="Table11.A1" office:value-type="string">
              <text:p text:style-name="P16"><text:span text:style-name="T61">5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J1</text:span><text:span text:style-name="T36">=</text:span><text:span text:style-name="T34">IU</text:span><text:span text:style-name="T36">*0,1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J2</text:span></text:p>
            </table:table-cell>
            <table:table-cell table:style-name="Table11.A1" office:value-type="string">
              <text:p text:style-name="P12"><text:span text:style-name="T24">Verifikacija i validacija</text:span></text:p>
            </table:table-cell>
            <table:table-cell table:style-name="Table11.A1" office:value-type="string">
              <text:p text:style-name="P16"><text:span text:style-name="T61">4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J2</text:span><text:span text:style-name="T36">=</text:span><text:span text:style-name="T34">IU</text:span><text:span text:style-name="T36">*0,08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J3</text:span></text:p>
            </table:table-cell>
            <table:table-cell table:style-name="Table11.A1" office:value-type="string">
              <text:p text:style-name="P12"><text:span text:style-name="T24">Konfiguracija</text:span></text:p>
            </table:table-cell>
            <table:table-cell table:style-name="Table11.A1" office:value-type="string">
              <text:p text:style-name="P16"><text:span text:style-name="T61">2,5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J3</text:span><text:span text:style-name="T36">=</text:span><text:span text:style-name="T34">IU</text:span><text:span text:style-name="T36">*0,05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J4</text:span></text:p>
            </table:table-cell>
            <table:table-cell table:style-name="Table11.A1" office:value-type="string">
              <text:p text:style-name="P12"><text:span text:style-name="T24">Tehnička dokumentacija</text:span></text:p>
            </table:table-cell>
            <table:table-cell table:style-name="Table11.A1" office:value-type="string">
              <text:p text:style-name="P16"><text:span text:style-name="T61">2,5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J4</text:span><text:span text:style-name="T36">=</text:span><text:span text:style-name="T34">IU</text:span><text:span text:style-name="T36">*0,05</text:span></text:p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23">J5</text:span></text:p>
            </table:table-cell>
            <table:table-cell table:style-name="Table11.A1" office:value-type="string">
              <text:p text:style-name="P12"><text:span text:style-name="T24">Instalacija</text:span></text:p>
            </table:table-cell>
            <table:table-cell table:style-name="Table11.A1" office:value-type="string">
              <text:p text:style-name="P16"><text:span text:style-name="T24">1</text:span></text:p>
            </table:table-cell>
            <table:table-cell table:style-name="Table11.A1" office:value-type="string">
              <text:p text:style-name="P12"><text:span text:style-name="T24">inžinjer-mjesec</text:span></text:p>
            </table:table-cell>
            <table:table-cell table:style-name="Table11.E1" office:value-type="string">
              <text:p text:style-name="P12"><text:span text:style-name="T34">J5</text:span><text:span text:style-name="T36">=</text:span><text:span text:style-name="T34">IU</text:span><text:span text:style-name="T36">*0,0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K</text:span></text:p>
            </table:table-cell>
            <table:table-cell table:style-name="Table11.A1" table:number-columns-spanned="3" office:value-type="string">
              <text:p text:style-name="P12"><text:span text:style-name="T23">UKUPNO VRIJEME PROJEKTA</text:span></text:p>
            </table:table-cell>
            <table:covered-table-cell/>
            <table:covered-table-cell/>
            <table:table-cell table:style-name="Table11.E1" office:value-type="string">
              <text:p text:style-name="P29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K1</text:span></text:p>
            </table:table-cell>
            <table:table-cell table:style-name="Table11.A1" office:value-type="string">
              <text:p text:style-name="P12"><text:span text:style-name="T24">Ukupno vrijeme projekta</text:span></text:p>
            </table:table-cell>
            <table:table-cell table:style-name="Table11.A1" office:value-type="string">
              <text:p text:style-name="P16"><text:span text:style-name="T61">2,75</text:span></text:p>
            </table:table-cell>
            <table:table-cell table:style-name="Table11.A1" office:value-type="string">
              <text:p text:style-name="P12"><text:span text:style-name="T24">mjesec</text:span></text:p>
            </table:table-cell>
            <table:table-cell table:style-name="Table11.E1" office:value-type="string">
              <text:p text:style-name="P12"><text:span text:style-name="T34">K1</text:span><text:span text:style-name="T36">=</text:span><text:span text:style-name="T34">FU</text:span><text:span text:style-name="T36">+</text:span><text:span text:style-name="T34">H1</text:span><text:span text:style-name="T36">+</text:span><text:span text:style-name="T34">H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L</text:span></text:p>
            </table:table-cell>
            <table:table-cell table:style-name="Table11.A1" table:number-columns-spanned="3" office:value-type="string">
              <text:p text:style-name="P12"><text:span text:style-name="T23">Raščlanjivanje dodatnih inžinjerskih resursa</text:span></text:p>
            </table:table-cell>
            <table:covered-table-cell/>
            <table:covered-table-cell/>
            <table:table-cell table:style-name="Table11.E1" office:value-type="string">
              <text:p text:style-name="P29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L1</text:span></text:p>
            </table:table-cell>
            <table:table-cell table:style-name="Table11.A1" office:value-type="string">
              <text:p text:style-name="P12"><text:span text:style-name="T24">Upravljanje projektom</text:span></text:p>
            </table:table-cell>
            <table:table-cell table:style-name="Table11.A1" office:value-type="string">
              <text:p text:style-name="P16"><text:span text:style-name="T24">1.3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L1</text:span><text:span text:style-name="T36">=</text:span><text:span text:style-name="T34">K1</text:span><text:span text:style-name="T36">/</text:span><text:span text:style-name="T34">J1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L2</text:span></text:p>
            </table:table-cell>
            <table:table-cell table:style-name="Table11.A1" office:value-type="string">
              <text:p text:style-name="P12"><text:span text:style-name="T24">Verifikacija i validacija</text:span></text:p>
            </table:table-cell>
            <table:table-cell table:style-name="Table11.A1" office:value-type="string">
              <text:p text:style-name="P16"><text:span text:style-name="T24">6.3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L2</text:span><text:span text:style-name="T36">=</text:span><text:span text:style-name="T34">K1</text:span><text:span text:style-name="T36">/</text:span><text:span text:style-name="T34">J2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L3</text:span></text:p>
            </table:table-cell>
            <table:table-cell table:style-name="Table11.A1" office:value-type="string">
              <text:p text:style-name="P12"><text:span text:style-name="T24">Konfiguracija</text:span></text:p>
            </table:table-cell>
            <table:table-cell table:style-name="Table11.A1" office:value-type="string">
              <text:p text:style-name="P16"><text:span text:style-name="T24">0.7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L3</text:span><text:span text:style-name="T36">=</text:span><text:span text:style-name="T34">K1</text:span><text:span text:style-name="T36">/</text:span><text:span text:style-name="T34">J3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L4</text:span></text:p>
            </table:table-cell>
            <table:table-cell table:style-name="Table11.A1" office:value-type="string">
              <text:p text:style-name="P12"><text:span text:style-name="T24">Tehnička dokumentacija</text:span></text:p>
            </table:table-cell>
            <table:table-cell table:style-name="Table11.A1" office:value-type="string">
              <text:p text:style-name="P16"><text:span text:style-name="T24">0.3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L4</text:span><text:span text:style-name="T36">=</text:span><text:span text:style-name="T34">K1</text:span><text:span text:style-name="T36">/</text:span><text:span text:style-name="T34">J4</text:span></text:p>
            </table:table-cell>
          </table:table-row>
          <text:soft-page-break/>
          <table:table-row table:style-name="Table11.1">
            <table:table-cell table:style-name="Table11.A1" office:value-type="string">
              <text:p text:style-name="P12"><text:span text:style-name="T23">L5</text:span></text:p>
            </table:table-cell>
            <table:table-cell table:style-name="Table11.A1" office:value-type="string">
              <text:p text:style-name="P12"><text:span text:style-name="T24">Instalacija</text:span></text:p>
            </table:table-cell>
            <table:table-cell table:style-name="Table11.A1" office:value-type="string">
              <text:p text:style-name="P16"><text:span text:style-name="T24">3.2</text:span></text:p>
            </table:table-cell>
            <table:table-cell table:style-name="Table11.A1" office:value-type="string">
              <text:p text:style-name="P12"><text:span text:style-name="T24">inžinjer</text:span></text:p>
            </table:table-cell>
            <table:table-cell table:style-name="Table11.E1" office:value-type="string">
              <text:p text:style-name="P12"><text:span text:style-name="T34">L5</text:span><text:span text:style-name="T36">=</text:span><text:span text:style-name="T34">K1</text:span><text:span text:style-name="T36">/</text:span><text:span text:style-name="T34">J5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M</text:span></text:p>
            </table:table-cell>
            <table:table-cell table:style-name="Table11.A1" table:number-columns-spanned="3" office:value-type="string">
              <text:p text:style-name="P12"><text:span text:style-name="T23">UKUPNI TROŠKOVI PROJEKTA</text:span></text:p>
            </table:table-cell>
            <table:covered-table-cell/>
            <table:covered-table-cell/>
            <table:table-cell table:style-name="Table11.E1" office:value-type="string">
              <text:p text:style-name="P29"/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M1</text:span></text:p>
            </table:table-cell>
            <table:table-cell table:style-name="Table11.A1" office:value-type="string">
              <text:p text:style-name="P12"><text:span text:style-name="T24">Troškovi razvoja</text:span></text:p>
            </table:table-cell>
            <table:table-cell table:style-name="Table11.A1" office:value-type="string">
              <text:p text:style-name="P57"><text:span text:style-name="T65">75000</text:span></text:p>
            </table:table-cell>
            <table:table-cell table:style-name="Table11.A1" office:value-type="string">
              <text:p text:style-name="P12"><text:span text:style-name="T24">KM</text:span></text:p>
            </table:table-cell>
            <table:table-cell table:style-name="Table11.E1" office:value-type="string">
              <text:p text:style-name="P12"><text:span text:style-name="T34">M1</text:span><text:span text:style-name="T36">=</text:span><text:span text:style-name="T34">D3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M2</text:span></text:p>
            </table:table-cell>
            <table:table-cell table:style-name="Table11.A1" office:value-type="string">
              <text:p text:style-name="P12"><text:span text:style-name="T24">Dodatni troškovi</text:span></text:p>
            </table:table-cell>
            <table:table-cell table:style-name="Table11.A1" office:value-type="string">
              <text:p text:style-name="P16"><text:span text:style-name="T65">50250</text:span></text:p>
            </table:table-cell>
            <table:table-cell table:style-name="Table11.A1" office:value-type="string">
              <text:p text:style-name="P12"><text:span text:style-name="T24">KM</text:span></text:p>
            </table:table-cell>
            <table:table-cell table:style-name="Table11.E1" office:value-type="string">
              <text:p text:style-name="P12"><text:span text:style-name="T34">M2</text:span><text:span text:style-name="T36">=</text:span><text:span text:style-name="T34">I2</text:span><text:span text:style-name="T36">*</text:span><text:span text:style-name="T34">A3</text:span></text:p>
            </table:table-cell>
          </table:table-row>
          <table:table-row table:style-name="Table11.1">
            <table:table-cell table:style-name="Table11.A1" office:value-type="string">
              <text:p text:style-name="P12"><text:span text:style-name="T23">MU</text:span></text:p>
            </table:table-cell>
            <table:table-cell table:style-name="Table11.A1" office:value-type="string">
              <text:p text:style-name="P12"><text:span text:style-name="T24">Ukupni troškovi</text:span></text:p>
            </table:table-cell>
            <table:table-cell table:style-name="Table11.A1" office:value-type="string">
              <text:p text:style-name="P16"><text:span text:style-name="T61">125250</text:span></text:p>
            </table:table-cell>
            <table:table-cell table:style-name="Table11.A1" office:value-type="string">
              <text:p text:style-name="P12"><text:span text:style-name="T24">KM</text:span></text:p>
            </table:table-cell>
            <table:table-cell table:style-name="Table11.E1" office:value-type="string">
              <text:p text:style-name="P12"><text:span text:style-name="T34">MU</text:span><text:span text:style-name="T36">=</text:span><text:span text:style-name="T34">M1</text:span><text:span text:style-name="T36">+</text:span><text:span text:style-name="T34">M2</text:span></text:p>
            </table:table-cell>
          </table:table-row>
        </table:table>
        <text:p text:style-name="P2"><text:soft-page-break/></text:p>
        <text:list xml:id="list144158869110742" text:continue-numbering="true" text:style-name="WWNum1">
          <text:list-item>
            <text:list>
              <text:list-item>
                <text:p text:style-name="P75"><text:bookmark text:name="_mece8m1779p0"/>Obrazloženje</text:p>
              </text:list-item>
            </text:list>
          </text:list-item>
        </text:list>
        <text:p text:style-name="P63"/>
        <table:table table:name="Table12" table:style-name="Table12">
          <table:table-column table:style-name="Table12.A" table:number-columns-repeated="2"/>
          <text:soft-page-break/>
          <table:table-row table:style-name="Table12.1">
            <table:table-cell table:style-name="Table12.A1" office:value-type="string">
              <text:p text:style-name="P15"><text:span text:style-name="T12">Vrijeme utrošeno na izradu procjene?</text:span></text:p>
            </table:table-cell>
            <table:table-cell table:style-name="Table12.B1" office:value-type="string">
              <text:p text:style-name="P15"><text:span text:style-name="T50">1 dan</text:span></text:p>
            </table:table-cell>
          </table:table-row>
          <table:table-row table:style-name="Table12.2">
            <table:table-cell table:style-name="Table12.A1" office:value-type="string">
              <text:p text:style-name="P15"><text:span text:style-name="T12">Pretpostavke procjene?</text:span></text:p>
            </table:table-cell>
            <table:table-cell table:style-name="Table12.B1" office:value-type="string">
              <text:p text:style-name="P15"><text:span text:style-name="T13">1. </text:span><text:span text:style-name="T50">Sposobnost inženjera</text:span></text:p>
              <text:p text:style-name="P15"><text:span text:style-name="T13">2. </text:span><text:span text:style-name="T50">Poznavanje tehnologija</text:span></text:p>
              <text:p text:style-name="P15"><text:span text:style-name="T47">3. </text:span><text:span text:style-name="T50">Posvećenost inženjera</text:span></text:p>
              <text:p text:style-name="P15"><text:span text:style-name="T47">4. </text:span><text:span text:style-name="T50">Ovisnosti između dijelova projekta</text:span></text:p>
            </table:table-cell>
          </table:table-row>
          <table:table-row table:style-name="Table12.3">
            <table:table-cell table:style-name="Table12.A1" office:value-type="string">
              <text:p text:style-name="P15"><text:span text:style-name="T12">Ograničenja projekta uključena u procjenu?</text:span></text:p>
            </table:table-cell>
            <table:table-cell table:style-name="Table12.B1" office:value-type="string">
              <text:p text:style-name="P15"><text:span text:style-name="T47">1. </text:span><text:span text:style-name="T50">Ograničenje u poznavanju tehnologije</text:span></text:p>
              <text:p text:style-name="P15"><text:span text:style-name="T13">2. </text:span><text:span text:style-name="T50">Ograničenje u sposobnostima tehnologije</text:span></text:p>
              <text:p text:style-name="P15"><text:span text:style-name="T47">3. </text:span><text:span text:style-name="T50">Ograničenje u vidu ovisnosti o drugim projektima</text:span></text:p>
              <text:p text:style-name="P15"><text:span text:style-name="T50">4. Vremenska ograničenja</text:span></text:p>
              <text:p text:style-name="P15"><text:span text:style-name="T50">5. Ograničenje u vidu broja članova tima</text:span></text:p>
            </table:table-cell>
          </table:table-row>
          <table:table-row table:style-name="Table12.4">
            <table:table-cell table:style-name="Table12.A1" office:value-type="string">
              <text:p text:style-name="P15"><text:span text:style-name="T12">Ocjena stepena pouzadnosti procjene?</text:span></text:p>
            </table:table-cell>
            <table:table-cell table:style-name="Table12.B1" office:value-type="string">
              <text:p text:style-name="P15"><text:span text:style-name="T18">Srednja</text:span></text:p>
            </table:table-cell>
          </table:table-row>
          <table:table-row table:style-name="Table12.5">
            <table:table-cell table:style-name="Table12.A1" office:value-type="string">
              <text:p text:style-name="P15"><text:span text:style-name="T12">Razlozi za datu ocjenu stepena pouzdanosti procjene?</text:span></text:p>
            </table:table-cell>
            <table:table-cell table:style-name="Table12.B1" office:value-type="string">
              <text:p text:style-name="P15"><text:span text:style-name="T50">Neiskustvo u procjeni projekata slične veličine</text:span></text:p>
            </table:table-cell>
          </table:table-row>
          <table:table-row table:style-name="Table12.6">
            <table:table-cell table:style-name="Table12.A1" office:value-type="string">
              <text:p text:style-name="P15"><text:span text:style-name="T12">Koji faktori bi pomogli u izradi bolje procjene?</text:span></text:p>
            </table:table-cell>
            <table:table-cell table:style-name="Table12.B1" office:value-type="string">
              <text:p text:style-name="P15"><text:span text:style-name="T12">1. </text:span><text:span text:style-name="T19">Komunik</text:span><text:span text:style-name="T48">acija sa stručnjakom za procjenu većih projekata</text:span></text:p>
              <text:p text:style-name="P15"><text:span text:style-name="T46">2. </text:span><text:span text:style-name="T48">Tačna procjena sposobnosti svakog člana tima</text:span></text:p>
            </table:table-cell>
          </table:table-row>
        </table:table>
        <text:p text:style-name="P78"><text:bookmark text:name="_skulaxu7al4b"/><text:soft-page-break/></text:p>
        <text:list xml:id="list144158325370968" text:continue-numbering="true" text:style-name="WWNum1">
          <text:list-item>
            <text:list>
              <text:list-item>
                <text:p text:style-name="P75"><text:bookmark text:name="_7o7mpw3oqykx"/>Razrađena struktura poslova (WBS) sa procjenama</text:p>
              </text:list-item>
            </text:list>
          </text:list-item>
        </text:list>
        <text:list xml:id="list5036353284859295903" text:style-name="WWNum3">
          <text:list-item>
            <text:p text:style-name="P59"><text:span text:style-name="T13">Upravljati projektom - </text:span><text:span text:style-name="T50">[J1 5] inžinjer mjeseca</text:span></text:p>
          </text:list-item>
          <text:list-item>
            <text:p text:style-name="P59"><text:span text:style-name="T12">Analizirati i dizajnirati softverski proizvod - </text:span><text:span text:style-name="T48">[E1 8.1] inžinjer mjeseci</text:span></text:p>
          </text:list-item>
          <text:list-item>
            <text:p text:style-name="P59"><text:span text:style-name="T12">Konstruisati softverski proizvod - </text:span><text:span text:style-name="T48">[E2 17.1] inžinjer mjeseci</text:span></text:p>
            <text:list>
              <text:list-item>
                <text:p text:style-name="P67"><text:span text:style-name="T12">Konstruisati </text:span><text:span text:style-name="T46">modul za organizacije</text:span><text:span text:style-name="T12"> - </text:span><text:span text:style-name="T48">8.5 inžinjer mjeseci</text:span></text:p>
              </text:list-item>
              <text:list-item>
                <text:p text:style-name="P67"><text:span text:style-name="T46">Konstruisati modul za klijente - </text:span><text:span text:style-name="T48">8.5 inžinjer mjeseci</text:span></text:p>
              </text:list-item>
            </text:list>
          </text:list-item>
          <text:list-item>
            <text:p text:style-name="P59"><text:span text:style-name="T12">Verificirati validirati sistem </text:span><text:span text:style-name="T46">- </text:span><text:span text:style-name="T48">[J2 4] inžinjer mjesci</text:span></text:p>
          </text:list-item>
          <text:list-item>
            <text:p text:style-name="P59"><text:span text:style-name="T12">Upravljati konfiguracijom </text:span><text:span text:style-name="T46">- </text:span><text:span text:style-name="T48">[J3 2.5] inžinjer mjeseci</text:span></text:p>
          </text:list-item>
          <text:list-item>
            <text:p text:style-name="P59"><text:span text:style-name="T12">Pripremiti dokumentaciju </text:span><text:span text:style-name="T46">- </text:span><text:span text:style-name="T48">[J4 2.5] inžinjer mjeseci</text:span></text:p>
          </text:list-item>
          <text:list-item>
            <text:p text:style-name="P59"><text:span text:style-name="T12">Instalirati sistem </text:span><text:span text:style-name="T46">- </text:span><text:span text:style-name="T48">[J5 1] inžinjer mjesec</text:span></text:p>
          </text:list-item>
        </text:list>
        <text:p text:style-name="P3"/>
        <text:list xml:id="list144159137302861" text:continue-list="list144158325370968" text:style-name="WWNum1">
          <text:list-item>
            <text:p text:style-name="P74"><text:bookmark text:name="_vkafshb7d8tm"/>Raspoređivanje</text:p>
            <text:list>
              <text:list-item>
                <text:p text:style-name="P75"><text:bookmark text:name="_kvm9qaaaxs8"/>Gantogram</text:p>
              </text:list-item>
            </text:list>
          </text:list-item>
        </text:list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B"/>
          <table:table-column table:style-name="Table13.C"/>
          <table:table-column table:style-name="Table13.B"/>
          <table:table-column table:style-name="Table13.C"/>
          <table:table-column table:style-name="Table13.B"/>
          <table:table-column table:style-name="Table13.D"/>
          <table:table-column table:style-name="Table13.K"/>
          <table:table-column table:style-name="Table13.D" table:number-columns-repeated="2"/>
          <text:soft-page-break/>
          <table:table-row table:style-name="Table13.1">
            <table:table-cell table:style-name="Table13.A1" table:number-rows-spanned="2" office:value-type="string">
              <text:p text:style-name="P20"/>
              <text:p text:style-name="P12"><text:span text:style-name="T7">Projektna aktivnost</text:span></text:p>
            </table:table-cell>
            <table:table-cell table:style-name="Table13.B1" table:number-columns-spanned="12" office:value-type="string">
              <text:p text:style-name="P14"><text:span text:style-name="T7">Sedmic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3.1">
            <table:covered-table-cell/>
            <table:table-cell table:style-name="Table13.A1" office:value-type="string">
              <text:p text:style-name="P14"><text:span text:style-name="T7">1</text:span></text:p>
            </table:table-cell>
            <table:table-cell table:style-name="Table13.A1" office:value-type="string">
              <text:p text:style-name="P14"><text:span text:style-name="T7">2</text:span></text:p>
            </table:table-cell>
            <table:table-cell table:style-name="Table13.A1" office:value-type="string">
              <text:p text:style-name="P14"><text:span text:style-name="T7">3</text:span></text:p>
            </table:table-cell>
            <table:table-cell table:style-name="Table13.A1" office:value-type="string">
              <text:p text:style-name="P14"><text:span text:style-name="T7">4</text:span></text:p>
            </table:table-cell>
            <table:table-cell table:style-name="Table13.A1" office:value-type="string">
              <text:p text:style-name="P14"><text:span text:style-name="T7">5</text:span></text:p>
            </table:table-cell>
            <table:table-cell table:style-name="Table13.A1" office:value-type="string">
              <text:p text:style-name="P14"><text:span text:style-name="T7">6</text:span></text:p>
            </table:table-cell>
            <table:table-cell table:style-name="Table13.A1" office:value-type="string">
              <text:p text:style-name="P14"><text:span text:style-name="T7">7</text:span></text:p>
            </table:table-cell>
            <table:table-cell table:style-name="Table13.A1" office:value-type="string">
              <text:p text:style-name="P14"><text:span text:style-name="T7">8</text:span></text:p>
            </table:table-cell>
            <table:table-cell table:style-name="Table13.A1" office:value-type="string">
              <text:p text:style-name="P14"><text:span text:style-name="T7">9</text:span></text:p>
            </table:table-cell>
            <table:table-cell table:style-name="Table13.A1" office:value-type="string">
              <text:p text:style-name="P14"><text:span text:style-name="T7">10</text:span></text:p>
            </table:table-cell>
            <table:table-cell table:style-name="Table13.A1" office:value-type="string">
              <text:p text:style-name="P14"><text:span text:style-name="T7">11</text:span></text:p>
            </table:table-cell>
            <table:table-cell table:style-name="Table13.B1" office:value-type="string">
              <text:p text:style-name="P14"><text:span text:style-name="T7">12</text:span></text:p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Upravljanje projektom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M3" office:value-type="string">
              <text:p text:style-name="P14"><text:span text:style-name="T8">X</text:span></text:p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Upravljanje konfiguracijom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B3" office:value-type="string">
              <text:p text:style-name="P14"><text:span text:style-name="T8">X</text:span></text:p>
            </table:table-cell>
            <table:table-cell table:style-name="Table13.M3" office:value-type="string">
              <text:p text:style-name="P14"><text:span text:style-name="T8">X</text:span></text:p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Dokumentovanje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M3" office:value-type="string">
              <text:p text:style-name="P14"><text:span text:style-name="T8">X</text:span></text:p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Analiza i dizajn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M3" office:value-type="string">
              <text:p text:style-name="P21"/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Modul #1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M3" office:value-type="string">
              <text:p text:style-name="P21"/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Modul #2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M3" office:value-type="string">
              <text:p text:style-name="P21"/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Integracija i testiranje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M3" office:value-type="string">
              <text:p text:style-name="P21"/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Verifikacija i validacija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B3" office:value-type="string">
              <text:p text:style-name="P14"><text:span text:style-name="T43">X</text:span></text:p>
            </table:table-cell>
            <table:table-cell table:style-name="Table13.M3" office:value-type="string">
              <text:p text:style-name="P21"/>
            </table:table-cell>
          </table:table-row>
          <table:table-row table:style-name="Table13.1">
            <table:table-cell table:style-name="Table13.A1" office:value-type="string">
              <text:p text:style-name="P12"><text:span text:style-name="T8">Instalacija sistema</text:span></text:p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B3" office:value-type="string">
              <text:p text:style-name="P21"/>
            </table:table-cell>
            <table:table-cell table:style-name="Table13.M3" office:value-type="string">
              <text:p text:style-name="P14"><text:span text:style-name="T43">X</text:span></text:p>
            </table:table-cell>
          </table:table-row>
        </table:table>
        <text:p text:style-name="P2"><text:soft-page-break/></text:p>
        <text:list xml:id="list144158280643546" text:continue-numbering="true" text:style-name="WWNum1">
          <text:list-item>
            <text:list>
              <text:list-item>
                <text:p text:style-name="P75"><text:bookmark text:name="_nsi9tgntxqdg"/>Raspoređivanje resursa</text:p>
                <text:list>
                  <text:list-item>
                    <text:p text:style-name="P72"><text:bookmark text:name="_1hdldp17y2m8"/>Broj inžinjera po glavnim modulima</text:p>
                  </text:list-item>
                </text:list>
              </text:list-item>
            </text:list>
          </text:list-item>
        </text:list>
        <text:p text:style-name="P9"/>
        <text:p text:style-name="P1"><text:span text:style-name="T12">Modul </text:span><text:span text:style-name="T46">za organizacije</text:span><text:span text:style-name="T12"> = </text:span><text:span text:style-name="T46">8.5/1.1=7.72</text:span><text:span text:style-name="T12"> Inž</text:span><text:span text:style-name="T46">e</text:span><text:span text:style-name="T12">njera</text:span></text:p>
        <text:p text:style-name="P1"><text:span text:style-name="T12">Modul </text:span><text:span text:style-name="T46">za klijente</text:span><text:span text:style-name="T12"> = </text:span><text:span text:style-name="T46"><text:s/>8.5/0.9 = 9.44 Inženjera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list xml:id="list144158169029722" text:continue-numbering="true" text:style-name="WWNum1">
          <text:list-item>
            <text:list>
              <text:list-item>
                <text:list>
                  <text:list-item>
                    <text:p text:style-name="P72"><text:bookmark text:name="_ghm1rmpn87ao"/>Ukupan broj inžinjera po vremenskim razdobljima</text:p>
                  </text:list-item>
                </text:list>
              </text:list-item>
            </text:list>
          </text:list-item>
        </text:list>
        <table:table table:name="Table14" table:style-name="Table14">
          <table:table-column table:style-name="Table14.A"/>
          <table:table-column table:style-name="Table14.B"/>
          <text:soft-page-break/>
          <table:table-row table:style-name="Table14.1">
            <table:table-cell table:style-name="Table14.A1" office:value-type="string">
              <text:p text:style-name="P14"><text:span text:style-name="T29">Sedmica</text:span></text:p>
            </table:table-cell>
            <table:table-cell table:style-name="Table14.B1" office:value-type="string">
              <text:p text:style-name="P14"><text:span text:style-name="T29">Broj inžinjera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1</text:span></text:p>
            </table:table-cell>
            <table:table-cell table:style-name="Table14.B1" office:value-type="string">
              <text:p text:style-name="P14"><text:span text:style-name="T67">2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2</text:span></text:p>
            </table:table-cell>
            <table:table-cell table:style-name="Table14.B1" office:value-type="string">
              <text:p text:style-name="P14"><text:span text:style-name="T67">2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3</text:span></text:p>
            </table:table-cell>
            <table:table-cell table:style-name="Table14.B1" office:value-type="string">
              <text:p text:style-name="P14"><text:span text:style-name="T67">3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4</text:span></text:p>
            </table:table-cell>
            <table:table-cell table:style-name="Table14.B1" office:value-type="string">
              <text:p text:style-name="P14"><text:span text:style-name="T67">3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5</text:span></text:p>
            </table:table-cell>
            <table:table-cell table:style-name="Table14.B1" office:value-type="string">
              <text:p text:style-name="P14"><text:span text:style-name="T67">3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6</text:span></text:p>
            </table:table-cell>
            <table:table-cell table:style-name="Table14.B1" office:value-type="string">
              <text:p text:style-name="P14"><text:span text:style-name="T67">4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7</text:span></text:p>
            </table:table-cell>
            <table:table-cell table:style-name="Table14.B1" office:value-type="string">
              <text:p text:style-name="P14"><text:span text:style-name="T67">4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8</text:span></text:p>
            </table:table-cell>
            <table:table-cell table:style-name="Table14.B1" office:value-type="string">
              <text:p text:style-name="P14"><text:span text:style-name="T67">4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9</text:span></text:p>
            </table:table-cell>
            <table:table-cell table:style-name="Table14.B1" office:value-type="string">
              <text:p text:style-name="P14"><text:span text:style-name="T67">4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10</text:span></text:p>
            </table:table-cell>
            <table:table-cell table:style-name="Table14.B1" office:value-type="string">
              <text:p text:style-name="P14"><text:span text:style-name="T67">4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11</text:span></text:p>
            </table:table-cell>
            <table:table-cell table:style-name="Table14.B1" office:value-type="string">
              <text:p text:style-name="P14"><text:span text:style-name="T67">3</text:span></text:p>
            </table:table-cell>
          </table:table-row>
          <table:table-row table:style-name="Table14.1">
            <table:table-cell table:style-name="Table14.A1" office:value-type="string">
              <text:p text:style-name="P14"><text:span text:style-name="T30">12</text:span></text:p>
            </table:table-cell>
            <table:table-cell table:style-name="Table14.B1" office:value-type="string">
              <text:p text:style-name="P14"><text:span text:style-name="T67">2</text:span></text:p>
            </table:table-cell>
          </table:table-row>
        </table:table>
        <text:p text:style-name="P2"><text:soft-page-break/></text:p>
        <text:list xml:id="list144158922236984" text:continue-numbering="true" text:style-name="WWNum1">
          <text:list-item>
            <text:list>
              <text:list-item>
                <text:list>
                  <text:list-item>
                    <text:p text:style-name="P72"><text:bookmark text:name="_qa9ybcg6zccp"/>Grafički prikaz nivoa angažmana u vremenu</text:p>
                  </text:list-item>
                </text:list>
              </text:list-item>
            </text:list>
          </text:list-item>
        </text:list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column table:style-name="Table15.B"/>
          <table:table-column table:style-name="Table15.C"/>
          <table:table-column table:style-name="Table15.B"/>
          <table:table-column table:style-name="Table15.C"/>
          <table:table-column table:style-name="Table15.B"/>
          <table:table-column table:style-name="Table15.D"/>
          <table:table-column table:style-name="Table15.K"/>
          <table:table-column table:style-name="Table15.D" table:number-columns-repeated="2"/>
          <text:soft-page-break/>
          <table:table-row table:style-name="Table15.1">
            <table:table-cell table:style-name="Table15.A1" office:value-type="string">
              <text:p text:style-name="P14"><text:span text:style-name="T30">4</text:span></text:p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28"/>
            </table:table-cell>
            <table:table-cell table:style-name="Table15.M1" office:value-type="string">
              <text:p text:style-name="P28"/>
            </table:table-cell>
          </table:table-row>
          <table:table-row table:style-name="Table15.1">
            <table:table-cell table:style-name="Table15.A1" office:value-type="string">
              <text:p text:style-name="P14"><text:span text:style-name="T30">3</text:span></text:p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M1" office:value-type="string">
              <text:p text:style-name="P28"/>
            </table:table-cell>
          </table:table-row>
          <table:table-row table:style-name="Table15.1">
            <table:table-cell table:style-name="Table15.A1" office:value-type="string">
              <text:p text:style-name="P14"><text:span text:style-name="T30">2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14"><text:span text:style-name="T67">X</text:span></text:p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M1" office:value-type="string">
              <text:p text:style-name="P14"><text:span text:style-name="T67">X</text:span></text:p>
            </table:table-cell>
          </table:table-row>
          <table:table-row table:style-name="Table15.1">
            <table:table-cell table:style-name="Table15.A1" office:value-type="string">
              <text:p text:style-name="P14"><text:span text:style-name="T30">1</text:span></text:p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B1" office:value-type="string">
              <text:p text:style-name="P28"/>
            </table:table-cell>
            <table:table-cell table:style-name="Table15.M1" office:value-type="string">
              <text:p text:style-name="P28"/>
            </table:table-cell>
          </table:table-row>
          <table:table-row table:style-name="Table15.1">
            <table:table-cell table:style-name="Table15.A1" office:value-type="string">
              <text:p text:style-name="P28"/>
            </table:table-cell>
            <table:table-cell table:style-name="Table15.B1" office:value-type="string">
              <text:p text:style-name="P14"><text:span text:style-name="T29">1</text:span></text:p>
            </table:table-cell>
            <table:table-cell table:style-name="Table15.B1" office:value-type="string">
              <text:p text:style-name="P14"><text:span text:style-name="T29">2</text:span></text:p>
            </table:table-cell>
            <table:table-cell table:style-name="Table15.B1" office:value-type="string">
              <text:p text:style-name="P14"><text:span text:style-name="T29">3</text:span></text:p>
            </table:table-cell>
            <table:table-cell table:style-name="Table15.B1" office:value-type="string">
              <text:p text:style-name="P14"><text:span text:style-name="T29">4</text:span></text:p>
            </table:table-cell>
            <table:table-cell table:style-name="Table15.B1" office:value-type="string">
              <text:p text:style-name="P14"><text:span text:style-name="T29">5</text:span></text:p>
            </table:table-cell>
            <table:table-cell table:style-name="Table15.B1" office:value-type="string">
              <text:p text:style-name="P14"><text:span text:style-name="T29">6</text:span></text:p>
            </table:table-cell>
            <table:table-cell table:style-name="Table15.B1" office:value-type="string">
              <text:p text:style-name="P14"><text:span text:style-name="T29">7</text:span></text:p>
            </table:table-cell>
            <table:table-cell table:style-name="Table15.B1" office:value-type="string">
              <text:p text:style-name="P14"><text:span text:style-name="T29">8</text:span></text:p>
            </table:table-cell>
            <table:table-cell table:style-name="Table15.B1" office:value-type="string">
              <text:p text:style-name="P14"><text:span text:style-name="T29">9</text:span></text:p>
            </table:table-cell>
            <table:table-cell table:style-name="Table15.B1" office:value-type="string">
              <text:p text:style-name="P14"><text:span text:style-name="T29">10</text:span></text:p>
            </table:table-cell>
            <table:table-cell table:style-name="Table15.B1" office:value-type="string">
              <text:p text:style-name="P14"><text:span text:style-name="T29">11</text:span></text:p>
            </table:table-cell>
            <table:table-cell table:style-name="Table15.M1" office:value-type="string">
              <text:p text:style-name="P14"><text:span text:style-name="T29">12</text:span></text:p>
            </table:table-cell>
          </table:table-row>
          <table:table-row table:style-name="Table15.1">
            <table:table-cell table:style-name="Table15.A1" office:value-type="string">
              <text:p text:style-name="P28"/>
            </table:table-cell>
            <table:table-cell table:style-name="Table15.M1" table:number-columns-spanned="12" office:value-type="string">
              <text:p text:style-name="P14"><text:span text:style-name="T29">Sedmica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9"><text:soft-page-break/></text:p>
        <text:p text:style-name="P39"/>
        <text:list xml:id="list144157552307364" text:continue-numbering="true" text:style-name="WWNum1">
          <text:list-item>
            <text:p text:style-name="P74"><text:bookmark text:name="_ss13v3e1fe1v"/>Analiza rizika</text:p>
          </text:list-item>
        </text:list>
        <text:p text:style-name="P7"/>
        <text:p text:style-name="P1"><text:span text:style-name="T10">FAKTOR RIZIKA 1:</text:span><text:span text:style-name="T12"> </text:span><text:span text:style-name="T48">Nepoznate tehnologije</text:span></text:p>
        <text:p text:style-name="P68"><text:span text:style-name="T16">Strategija ublažavanja</text:span><text:span text:style-name="T12">:</text:span><text:span text:style-name="T46"> </text:span><text:span text:style-name="T48">Hitna akcija</text:span></text:p>
        <text:p text:style-name="P68"><text:span text:style-name="T48">Istraživanje i prenos znanja između injženjera kako bi se što prije savladale nepoznate tehnologije.</text:span></text:p>
        <text:p text:style-name="P68"><text:span text:style-name="T16">Inhibitori:</text:span><text:span text:style-name="T12"> </text:span><text:span text:style-name="T48">Nedostatak vremena, kompleksnost</text:span></text:p>
        <text:p text:style-name="P8"/>
        <text:p text:style-name="P39"><text:span text:style-name="T52">FAKTOR RIZIKA 2:</text:span><text:span text:style-name="T46"> </text:span><text:span text:style-name="T48">Loša estimacija</text:span><text:span text:style-name="T46"><text:tab/></text:span></text:p>
        <text:p text:style-name="P68"><text:span text:style-name="T16">Strategija ublažavanja</text:span><text:span text:style-name="T12">: <text:s/></text:span><text:span text:style-name="T48">Prihvatanje</text:span></text:p>
        <text:p text:style-name="P68"><text:span text:style-name="T20">Inhibitori:</text:span><text:span text:style-name="T19"> </text:span><text:span text:style-name="T48">Nepredviđene okolnosti, vanjski faktori</text:span></text:p>
        <text:p text:style-name="P10"/>
        <text:p text:style-name="P39"><text:span text:style-name="T52">FAKTOR RIZIKA 3:</text:span><text:span text:style-name="T46"> </text:span><text:span text:style-name="T48">Privatne obaveze</text:span><text:span text:style-name="T46"><text:tab/></text:span></text:p>
        <text:p text:style-name="P69"><text:span text:style-name="T53">Strategija ublažavanja</text:span><text:span text:style-name="T46">: <text:s/></text:span><text:span text:style-name="T48">Odgođena akcija</text:span></text:p>
        <text:p text:style-name="P69"><text:span text:style-name="T48">Nemogućnost rada zbog privatnih obaveza se treba nadoknaditi u kasnijim fazama.</text:span></text:p>
        <text:p text:style-name="P69"><text:span text:style-name="T51">Inhibitori:</text:span><text:span text:style-name="T48"> Nepredviđene okolnosti, obim obaveza</text:span></text:p>
        <text:p text:style-name="P70"/>
        <text:p text:style-name="P39"><text:span text:style-name="T52">FAKTOR RIZIKA 4:</text:span><text:span text:style-name="T46"> </text:span><text:span text:style-name="T48">Ovisnosti između modula</text:span><text:span text:style-name="T46"><text:tab/></text:span></text:p>
        <text:p text:style-name="P69"><text:span text:style-name="T53">Strategija ublažavanja</text:span><text:span text:style-name="T46">: <text:s/></text:span><text:span text:style-name="T48">Transfer, Hitna akcija</text:span></text:p>
        <text:p text:style-name="P69"><text:span text:style-name="T48">Nemogućnost nastavka razvoja zbog ovisnosti od modula koji pripadaju drugim timovima treba brzo riješiti prenosom odgovornosti na drugi tim.</text:span></text:p>
        <text:p text:style-name="P69"><text:span text:style-name="T51">Inhibitori:</text:span><text:span text:style-name="T48"> Neiskustvo i neorganizovanost</text:span></text:p>
        <text:list xml:id="list144159209158399" text:continue-numbering="true" text:style-name="WWNum1">
          <text:list-item>
            <text:p text:style-name="P74"><text:bookmark text:name="_zaz5w8uqlry"/>Radni paketi</text:p>
            <text:list>
              <text:list-item>
                <text:p text:style-name="P76"><text:bookmark text:name="_4atrl7mf9nd3"/>Radni paket "Modul za organizacije"</text:p>
              </text:list-item>
            </text:list>
          </text:list-item>
        </text:list>
        <text:p text:style-name="P1"><text:span text:style-name="T16">WBS:</text:span><text:span text:style-name="T46"> </text:span><text:span text:style-name="T48">3.1.</text:span></text:p>
        <text:p text:style-name="P1"><text:span text:style-name="T16">Opis:</text:span><text:span text:style-name="T46"> </text:span><text:span text:style-name="T48">Modul služi za upravljanje organizacijama. Omogućava pregled, dodavanje, modifikaciju i brisanje organizacija. Poželjno bi bilo i da daje mogućnosti prikaza izvještaja.</text:span></text:p>
        <text:p text:style-name="P1"><text:span text:style-name="T16">Procjena trajanja:</text:span><text:span text:style-name="T12"> </text:span><text:span text:style-name="T48">[09.11.2017. - 17.12.2017.]</text:span></text:p>
        <text:p text:style-name="P1"><text:span text:style-name="T16">Potrebni resursi</text:span></text:p>
        <text:p text:style-name="P1"><text:span text:style-name="T12"><text:tab/>Broj inžinjera: </text:span><text:span text:style-name="T48">3</text:span></text:p>
        <text:p text:style-name="P1"><text:span text:style-name="T12"><text:tab/>Potrebne vještine: </text:span><text:span text:style-name="T48">Angular2, .NET Core, Entity Framework Core, PostgreSQL</text:span></text:p>
        <text:p text:style-name="P1"><text:span text:style-name="T12"><text:tab/>Potrebni alati: </text:span><text:span text:style-name="T48">Git, pgAdmin, text editor (Visual Studio Code), Microsoft Visual Studio</text:span></text:p>
        <text:p text:style-name="P1"><text:span text:style-name="T16">Preduslovi:</text:span><text:span text:style-name="T12"> </text:span><text:span text:style-name="T48">2.1 - 2.3</text:span></text:p>
        <text:p text:style-name="P1"><text:span text:style-name="T16">Sljedbenici:</text:span><text:span text:style-name="T12"> </text:span><text:span text:style-name="T48">3.2</text:span></text:p>
        <text:p text:style-name="P1"><text:span text:style-name="T16">Proizvodi rada koji su rezultat ovog radnog paketa:</text:span><text:span text:style-name="T12"> </text:span><text:span text:style-name="T48">Servisi za upravljanje organizacijama te dobavljanje informacija o organizacijama. Interfejs za pregled, dodavanje, modifikaciju i brisanje organizacija.</text:span></text:p>
        <text:p text:style-name="P1"><text:span text:style-name="T16">Kriterij završetka ovog radnog paketa:</text:span><text:span text:style-name="T12"> </text:span><text:span text:style-name="T48">Implementacija servisa i interfejsa</text:span></text:p>
        <text:p text:style-name="P1"><text:span text:style-name="T16">Faktori rizika koji se odnose na ovaj radni paket:</text:span><text:span text:style-name="T12"> </text:span><text:span text:style-name="T48">F1, F3, F4</text:span></text:p>
        <text:p text:style-name="P2"/>
        <text:list xml:id="list144157557935729" text:continue-numbering="true" text:style-name="WWNum1">
          <text:list-item>
            <text:list>
              <text:list-item>
                <text:p text:style-name="P76"><text:bookmark text:name="_um488yfhp9r1"/>Radni paket "Modul za klijente"</text:p>
              </text:list-item>
            </text:list>
          </text:list-item>
        </text:list>
        <text:p text:style-name="P1"><text:span text:style-name="T3">WBS:</text:span><text:span text:style-name="T2"> </text:span><text:span text:style-name="T54">3.2</text:span></text:p>
        <text:p text:style-name="P1"><text:span text:style-name="T3">Opis:</text:span><text:span text:style-name="T2"> </text:span><text:span text:style-name="T4">Modul s</text:span><text:span text:style-name="T54">luži za upravljanje klijentima. Omogućava pregled, dodavanje, modifikaciju i brisanje klijenata, te povezivanje sa organizacijama.</text:span></text:p>
        <text:p text:style-name="P1"><text:span text:style-name="T3">Procjena trajanja:</text:span><text:span text:style-name="T2"> </text:span><text:span text:style-name="T54">[18.12.2017. - 07.01.2018]</text:span></text:p>
        <text:p text:style-name="P1"><text:span text:style-name="T3">Potrebni resursi</text:span></text:p>
        <text:p text:style-name="P1"><text:span text:style-name="T2"><text:tab/>Broj inžinjera: </text:span><text:span text:style-name="T54">3</text:span></text:p>
        <text:p text:style-name="P1"><text:span text:style-name="T2"><text:tab/></text:span><text:span text:style-name="T56">Potrebne vještine: </text:span><text:span text:style-name="T54">Angular2, .NET Core, Entity Framework Core, PostgreSQL</text:span></text:p>
        <text:p text:style-name="P71"><text:span text:style-name="T56"><text:tab/>Potrebni alati: </text:span><text:span text:style-name="T54">Git, pgAdmin, text editor (Visual Studio Code), Microsoft Visual Studio</text:span></text:p>
        <text:p text:style-name="P1"><text:span text:style-name="T3">Preduslovi:</text:span><text:span text:style-name="T2"> </text:span><text:span text:style-name="T54">2.1 - 2.3, 3.2</text:span></text:p>
        <text:p text:style-name="P1"><text:span text:style-name="T3">Sljedbenici:</text:span><text:span text:style-name="T56"> /</text:span></text:p>
        <text:p text:style-name="P1"><text:span text:style-name="T3">Proizvodi rada koji su rezultat ovog radnog paketa:</text:span><text:span text:style-name="T2"> </text:span><text:span text:style-name="T54">Servisi za upravljanje kijentima, povezivanje sa organizacijama te dobavljanje informacija o klijentima. Interfejs za pregled, dodavanje, modifikaciju i brisanje klijenata.</text:span></text:p>
        <text:p text:style-name="P1"><text:span text:style-name="T3">Kriterij završetka ovog radnog paketa:</text:span><text:span text:style-name="T2"> </text:span><text:span text:style-name="T4">Implementacija servisa i interfejsa</text:span></text:p>
        <text:p text:style-name="P1"><text:soft-page-break/><text:span text:style-name="T3">Faktori rizika koji se odnose na ovaj radni paket:</text:span><text:span text:style-name="T2"> </text:span><text:span text:style-name="T54">F2, F3</text:span></text:p>
        <text:list xml:id="list144158994853637" text:continue-numbering="true" text:style-name="WWNum1">
          <text:list-item>
            <text:p text:style-name="P73"><text:bookmark text:name="_2k391by1nmgl"/>Mjerenja</text:p>
            <text:list>
              <text:list-item>
                <text:p text:style-name="P76"><text:bookmark text:name="_2j3rnhhhaf9d"/>Pokazatelji uspješnosti</text:p>
              </text:list-item>
            </text:list>
          </text:list-item>
        </text:list>
        <text:p text:style-name="P62"><text:span text:style-name="T48">Earned Value (EV) = Kompletiranost projekta (%) x Ukupni budžet</text:span></text:p>
        <text:p text:style-name="P62"><text:span text:style-name="T48">EV = 80% x 125250 KM = 100200 KM</text:span></text:p>
        <text:p text:style-name="P64"/>
        <text:list xml:id="list144158892822751" text:continue-numbering="true" text:style-name="WWNum1">
          <text:list-item>
            <text:list>
              <text:list-item>
                <text:p text:style-name="P76"><text:bookmark text:name="_q0ik3bwdnxw3"/>Kalkulacija rada na defektima (defect rework)</text:p>
              </text:list-item>
            </text:list>
          </text:list-item>
        </text:list>
        <text:p text:style-name="P1"><text:span text:style-name="T12">a) </text:span><text:span text:style-name="T16">Kalkulacija rada utrošenog na popravke zbog grešaka u specifikaciji zahtijeva - u ranoj fazi: </text:span><text:span text:style-name="T53">2</text:span><text:span text:style-name="T16">%</text:span></text:p>
        <text:p text:style-name="P1"><text:span text:style-name="T12">b) </text:span><text:span text:style-name="T16">Kalkulacija rada utrošenog na popravke zbog grešaka u dizajnu i razvoju: </text:span><text:span text:style-name="T53">8</text:span><text:span text:style-name="T16">%</text:span></text:p>
        <text:p text:style-name="P1"><text:span text:style-name="T12">c) </text:span><text:span text:style-name="T16">Objašnjenja:</text:span><text:span text:style-name="T12"> Specifikacije zahtjeva su bile </text:span><text:span text:style-name="T46">jasne i zbog toga nisu napravljeni veći propusti u sljedećim fazama. Postojale su manje greške u razvoju i dizajnu zbog nepoznavanja tehnologije i nedostatka iskustva, ali nije utrošeno mnogo rada na popravak istih.</text:span></text:p>
        <text:p text:style-name="P2"/>
        <text:p text:style-name="P2"/>
        <text:p text:style-name="P4"/>
        <text:p text:style-name="P2"/>
        <text:list xml:id="list144158788212925" text:continue-numbering="true" text:style-name="WWNum1">
          <text:list-item>
            <text:p text:style-name="P74"><text:bookmark text:name="_lvwo7n504554"/>Finalni izvještaj</text:p>
          </text:list-item>
        </text:list>
        <text:p text:style-name="P1"/>
        <text:p text:style-name="P51"><text:span text:style-name="T58">Kroz ovaj projektni zadatak, ispunjeni su osnovni zadaci i konačni proizvod, razvijen na najbolji mogući način, dostavljen je naručiocu sistema u najkraćem mogućem roku. Kako je realizacija pojedinih dijelova trajala duže u odnosu na prvobitno definisane rokove, i krajnji proizvod je dostavljen zainteresiranoj strani sa minimalnim mogućim kašnjenjem.</text:span></text:p>
        <text:p text:style-name="P54"/>
        <text:p text:style-name="P51"><text:span text:style-name="T58">Većina poteškoća na koje su nailazili članovi razvojnog tima, uveliko je uvjetovana nedovoljnim poznavanjem tehnologija korištenih pri razvoju proizvoda. U svrhu zaobilaženja mogućih prepreka pri razvoju, a koje bi bile posljedica nedovoljnog poznavanja neke od tehnologija, razvojni tim je struktuiran na takav način da su 2 člana tima bila zadužena za backend sloj, dok su 2 člana tima bila zadužena za razvoj frontend sloja web aplikacije. Time je omogućeno članovima tima da sav svoj kapacitet utroše na upoznavanje i rad sa, umjesto dvije, jednom novom tehnologijom. Iako ovakav pristup nije otklonio sve moguće poteškoće, jako je uvjerenje da se veliki broj istih izbjegao. </text:span></text:p>
        <text:p text:style-name="P54"/>
        <text:p text:style-name="P51"><text:span text:style-name="T58">Uprkos svim problemima, razvojni tim smatra da je donešen kvalitetan proizvod, te da je isti, svakako, vrijedan dodatne pažnje, ulaganja i nadogradnje. Što je najvažnije, članovi istog su stekli osjećaj za rad na velikom projektu, u velikom razvojnom timu, te je osnovni cilj projekta svakako ispunjen. </text:span>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zxx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zxx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835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917in" fo:margin-left="0in" fo:margin-right="0in" fo:margin-top="0.3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1791in" fo:margin-left="0.7874in" fo:margin-right="0.7874in" style:writing-mode="lr-tb" style:layout-grid-color="#c0c0c0" style:layout-grid-lines="2470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</text:span><text:span text:style-name="MT1"><text:page-number text:select-page="current">48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image-count="0" meta:object-count="0" meta:page-count="48" meta:paragraph-count="684" meta:word-count="2420" meta:character-count="16310" meta:non-whitespace-character-count="14499"/>
    <meta:generator>LibreOfficeDev/5.1.0.3$Linux_X86_64 LibreOffice_project/</meta:generator>
  </office:meta>
</office:document-meta>
</file>